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570000009440D085AC.jp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MS Sans Serif" svg:font-family="'MS Sans Serif'"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master-page-name="First_20_Page">
      <style:table-properties style:width="17cm" style:page-number="auto" table:align="margins" style:writing-mode="lr-tb"/>
    </style:style>
    <style:style style:name="Tabella1.A" style:family="table-column">
      <style:table-column-properties style:column-width="8.911cm" style:rel-column-width="34349*"/>
    </style:style>
    <style:style style:name="Tabella1.B" style:family="table-column">
      <style:table-column-properties style:column-width="8.089cm" style:rel-column-width="31186*"/>
    </style:style>
    <style:style style:name="Tabella1.A1" style:family="table-cell">
      <style:table-cell-properties fo:padding="0.097cm" fo:border="none"/>
    </style:style>
    <style:style style:name="Tabella6" style:family="table">
      <style:table-properties style:width="16.955cm" table:align="left" style:writing-mode="lr-tb"/>
    </style:style>
    <style:style style:name="Tabella6.A" style:family="table-column">
      <style:table-column-properties style:column-width="5.636cm"/>
    </style:style>
    <style:style style:name="Tabella6.B" style:family="table-column">
      <style:table-column-properties style:column-width="3.297cm"/>
    </style:style>
    <style:style style:name="Tabella6.C" style:family="table-column">
      <style:table-column-properties style:column-width="8.022cm"/>
    </style:style>
    <style:style style:name="Tabella6.A1" style:family="table-cell">
      <style:table-cell-properties fo:padding-left="0.125cm" fo:padding-right="0.125cm" fo:padding-top="0cm" fo:padding-bottom="0cm" fo:border="none"/>
    </style:style>
    <style:style style:name="Tabella3" style:family="table">
      <style:table-properties style:width="17.145cm" fo:margin-left="-0.123cm" fo:margin-right="-0.021cm" table:align="margins" style:writing-mode="lr-tb"/>
    </style:style>
    <style:style style:name="Tabella3.A" style:family="table-column">
      <style:table-column-properties style:column-width="2.124cm" style:rel-column-width="8117*"/>
    </style:style>
    <style:style style:name="Tabella3.B" style:family="table-column">
      <style:table-column-properties style:column-width="15.021cm" style:rel-column-width="57418*"/>
    </style:style>
    <style:style style:name="Tabella3.1" style:family="table-row">
      <style:table-row-properties fo:keep-together="auto"/>
    </style:style>
    <style:style style:name="Tabella3.A1" style:family="table-cell">
      <style:table-cell-properties style:vertical-align="top" fo:padding-left="0.123cm" fo:padding-right="0.123cm" fo:padding-top="0cm" fo:padding-bottom="0cm" fo:border="none" style:writing-mode="lr-tb"/>
    </style:style>
    <style:style style:name="Tabella4" style:family="table">
      <style:table-properties style:width="17.56cm" fo:margin-left="-0.123cm" fo:margin-right="-0.034cm" table:align="margins" style:writing-mode="lr-tb"/>
    </style:style>
    <style:style style:name="Tabella4.A" style:family="table-column">
      <style:table-column-properties style:column-width="7.153cm" style:rel-column-width="26694*"/>
    </style:style>
    <style:style style:name="Tabella4.B" style:family="table-column">
      <style:table-column-properties style:column-width="10.407cm" style:rel-column-width="38841*"/>
    </style:style>
    <style:style style:name="Tabella4.1" style:family="table-row">
      <style:table-row-properties fo:keep-together="auto"/>
    </style:style>
    <style:style style:name="Tabella4.A1" style:family="table-cell">
      <style:table-cell-properties style:vertical-align="top" fo:padding-left="0.123cm" fo:padding-right="0.123cm" fo:padding-top="0cm" fo:padding-bottom="0cm" fo:border="none" style:writing-mode="lr-tb"/>
    </style:style>
    <style:style style:name="P1" style:family="paragraph" style:parent-style-name="Footer">
      <style:text-properties style:font-name="Zurich XBlk BT" fo:font-size="8pt" style:font-size-asian="8pt" style:font-name-complex="Zurich XBlk BT"/>
    </style:style>
    <style:style style:name="P2" style:family="paragraph" style:parent-style-name="Standard" style:master-page-name="">
      <style:paragraph-properties fo:margin-left="2.731cm" fo:margin-right="0cm" fo:text-align="start" style:justify-single-word="false" fo:orphans="2" fo:widows="2" fo:text-indent="0cm" style:auto-text-indent="false" style:page-number="auto" style:text-autospace="none" style:punctuation-wrap="simple" style:vertical-align="baseline" style:writing-mode="lr-tb"/>
      <style:text-properties style:font-name="Arial" fo:font-size="18pt" fo:font-weight="bold" style:font-size-asian="18pt" style:font-weight-asian="bold" style:font-size-complex="18pt" style:font-weight-complex="bold"/>
    </style:style>
    <style:style style:name="P3"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P4"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2pt" fo:font-style="italic" fo:font-weight="normal" style:font-size-asian="12pt" style:font-style-asian="italic" style:font-weight-asian="normal" style:font-size-complex="12pt" style:font-style-complex="italic" style:font-weight-complex="normal"/>
    </style:style>
    <style:style style:name="P5" style:family="paragraph" style:parent-style-name="Standard">
      <style:paragraph-properties fo:text-align="start" style:justify-single-word="false"/>
      <style:text-properties style:font-name="Times New Roman" fo:font-size="10pt" fo:font-style="italic" fo:font-weight="normal" style:font-size-asian="10pt" style:font-style-asian="italic" style:font-weight-asian="normal" style:font-size-complex="10pt" style:font-style-complex="italic" style:font-weight-complex="normal"/>
    </style:style>
    <style:style style:name="P6" style:family="paragraph" style:parent-style-name="Standard">
      <style:paragraph-properties>
        <style:tab-stops>
          <style:tab-stop style:position="7.999cm"/>
        </style:tab-stops>
      </style:paragraph-properties>
      <style:text-properties style:font-name="Times New Roman" fo:font-size="10pt" fo:font-weight="normal" style:font-size-asian="10pt" style:font-weight-asian="normal" style:font-size-complex="10pt" style:font-weight-complex="normal"/>
    </style:style>
    <style:style style:name="P7" style:family="paragraph" style:parent-style-name="Standard">
      <style:paragraph-properties fo:text-align="justify" style:justify-single-word="false"/>
      <style:text-properties style:font-name="Times New Roman" fo:font-size="10pt" fo:font-weight="normal" style:font-size-asian="10pt" style:font-weight-asian="normal" style:font-size-complex="10pt" style:font-weight-complex="normal"/>
    </style:style>
    <style:style style:name="P8" style:family="paragraph" style:parent-style-name="Standard">
      <style:paragraph-properties fo:text-align="justify" style:justify-single-word="false"/>
      <style:text-properties style:font-name="Times New Roman" fo:font-size="10pt" fo:font-weight="bold" style:font-size-asian="10pt" style:font-weight-asian="bold" style:font-size-complex="10pt"/>
    </style:style>
    <style:style style:name="P9" style:family="paragraph" style:parent-style-name="Standard">
      <style:text-properties style:font-name="Times New Roman" fo:font-size="10pt" style:font-size-asian="10pt" style:font-size-complex="10pt"/>
    </style:style>
    <style:style style:name="P10" style:family="paragraph" style:parent-style-name="Standard">
      <style:paragraph-properties fo:text-align="end" style:justify-single-word="false">
        <style:tab-stops>
          <style:tab-stop style:position="7.999cm"/>
        </style:tab-stops>
      </style:paragraph-properties>
      <style:text-properties style:font-name="Times New Roman" fo:font-size="10.5pt" fo:font-style="italic" fo:font-weight="normal" style:font-size-asian="10.5pt" style:font-style-asian="italic" style:font-weight-asian="normal" style:font-size-complex="10.5pt" style:font-style-complex="italic" style:font-weight-complex="normal"/>
    </style:style>
    <style:style style:name="P11" style:family="paragraph" style:parent-style-name="Standard">
      <style:paragraph-properties fo:text-align="end" style:justify-single-word="false">
        <style:tab-stops>
          <style:tab-stop style:position="7.999cm"/>
        </style:tab-stops>
      </style:paragraph-properties>
      <style:text-properties style:font-name="Times New Roman" fo:font-size="10.5pt" fo:font-style="italic" fo:font-weight="normal" fo:background-color="#ffff00" style:font-size-asian="10.5pt" style:font-style-asian="italic" style:font-weight-asian="normal" style:font-size-complex="10.5pt" style:font-style-complex="italic" style:font-weight-complex="normal"/>
    </style:style>
    <style:style style:name="P12" style:family="paragraph" style:parent-style-name="Standard">
      <style:paragraph-properties>
        <style:tab-stops>
          <style:tab-stop style:position="7.999cm"/>
        </style:tab-stops>
      </style:paragraph-properties>
      <style:text-properties style:font-name="Times New Roman" fo:font-size="10.5pt" fo:font-weight="normal" style:font-size-asian="10.5pt" style:font-weight-asian="normal" style:font-size-complex="10.5pt" style:font-weight-complex="normal"/>
    </style:style>
    <style:style style:name="P13" style:family="paragraph" style:parent-style-name="Standard">
      <style:text-properties style:font-name="Times New Roman" fo:font-size="10.5pt" style:font-size-asian="10.5pt" style:font-size-complex="10.5pt"/>
    </style:style>
    <style:style style:name="P14" style:family="paragraph" style:parent-style-name="Standard">
      <style:paragraph-properties fo:text-align="justify" style:justify-single-word="false"/>
      <style:text-properties style:font-name="Times New Roman" fo:font-size="8pt" fo:font-weight="bold" style:font-size-asian="8pt" style:font-weight-asian="bold" style:font-size-complex="8pt" style:font-weight-complex="bold"/>
    </style:style>
    <style:style style:name="P15" style:family="paragraph" style:parent-style-name="Standard">
      <style:paragraph-properties fo:text-align="justify" style:justify-single-word="false"/>
      <style:text-properties style:font-name="Times New Roman" fo:font-size="8pt" style:font-size-asian="8pt" style:font-size-complex="8pt"/>
    </style:style>
    <style:style style:name="P16" style:family="paragraph" style:parent-style-name="Standard">
      <style:paragraph-properties fo:text-align="justify" style:justify-single-word="false"/>
      <style:text-properties fo:font-size="8pt" fo:font-style="italic" style:font-size-asian="8pt" style:font-style-asian="italic"/>
    </style:style>
    <style:style style:name="P17" style:family="paragraph" style:parent-style-name="Standard">
      <style:paragraph-properties fo:text-align="justify" style:justify-single-word="false" style:snap-to-layout-grid="false"/>
      <style:text-properties fo:font-size="8pt" fo:font-style="italic" style:font-size-asian="8pt" style:font-style-asian="italic"/>
    </style:style>
    <style:style style:name="P18" style:family="paragraph" style:parent-style-name="Standard">
      <style:text-properties fo:font-size="6pt" style:font-size-asian="6pt" style:font-size-complex="6pt"/>
    </style:style>
    <style:style style:name="P19" style:family="paragraph" style:parent-style-name="Standard">
      <style:paragraph-properties>
        <style:tab-stops>
          <style:tab-stop style:position="-2.501cm" style:type="right"/>
        </style:tab-stops>
      </style:paragraph-properties>
      <style:text-properties fo:font-size="10pt" fo:font-weight="bold" style:font-size-asian="10pt" style:font-weight-asian="bold" style:font-size-complex="10pt"/>
    </style:style>
    <style:style style:name="P20" style:family="paragraph" style:parent-style-name="Normale">
      <style:paragraph-properties>
        <style:tab-stops>
          <style:tab-stop style:position="-2.501cm" style:type="right"/>
        </style:tab-stops>
      </style:paragraph-properties>
      <style:text-properties fo:font-size="11pt" fo:font-weight="bold" style:font-size-asian="11pt" style:font-weight-asian="bold" style:font-size-complex="11pt"/>
    </style:style>
    <style:style style:name="P21" style:family="paragraph" style:parent-style-name="Normale">
      <style:text-properties style:font-name="Times New Roman" fo:font-size="9pt" style:font-size-asian="9pt" style:font-size-complex="9pt"/>
    </style:style>
    <style:style style:name="P22" style:family="paragraph" style:parent-style-name="Normale">
      <style:text-properties style:font-name="Times New Roman" fo:font-size="10pt" style:font-size-asian="10pt" style:font-size-complex="10pt"/>
    </style:style>
    <style:style style:name="P23" style:family="paragraph" style:parent-style-name="Normale">
      <style:paragraph-properties fo:text-align="end" style:justify-single-word="false"/>
      <style:text-properties style:font-name="Times New Roman" fo:font-size="10pt" style:font-size-asian="10pt" style:font-size-complex="10pt"/>
    </style:style>
    <style:style style:name="P24" style:family="paragraph" style:parent-style-name="Normale">
      <style:paragraph-properties>
        <style:tab-stops>
          <style:tab-stop style:position="-2.501cm" style:type="right"/>
        </style:tab-stops>
      </style:paragraph-properties>
      <style:text-properties style:font-name="Times New Roman" fo:font-size="10pt" fo:font-weight="bold" style:font-size-asian="10pt" style:font-weight-asian="bold" style:font-size-complex="10pt"/>
    </style:style>
    <style:style style:name="P25" style:family="paragraph" style:parent-style-name="Normale">
      <style:paragraph-properties>
        <style:tab-stops>
          <style:tab-stop style:position="-2.501cm" style:type="right"/>
        </style:tab-stops>
      </style:paragraph-properties>
      <style:text-properties fo:font-size="10pt" fo:font-weight="bold" style:font-size-asian="10pt" style:font-weight-asian="bold" style:font-size-complex="10pt"/>
    </style:style>
    <style:style style:name="P26" style:family="paragraph" style:parent-style-name="Standard">
      <style:paragraph-properties fo:margin-left="0cm" fo:margin-right="0cm" fo:text-align="justify" style:justify-single-word="false" fo:text-indent="1.251cm" style:auto-text-indent="false"/>
      <style:text-properties style:font-name="Times New Roman" fo:font-size="10pt" style:font-size-asian="10pt" style:font-size-complex="10pt"/>
    </style:style>
    <style:style style:name="P27" style:family="paragraph" style:parent-style-name="Standard">
      <style:paragraph-properties fo:margin-left="0cm" fo:margin-right="0cm" fo:text-align="justify" style:justify-single-word="false" fo:text-indent="1.251cm" style:auto-text-indent="false"/>
      <style:text-properties style:font-name="Times New Roman" fo:font-size="10pt" fo:font-style="italic" fo:background-color="#00ff00" style:font-size-asian="10pt" style:font-style-asian="italic" style:font-size-complex="10pt" style:font-style-complex="italic"/>
    </style:style>
    <style:style style:name="P28" style:family="paragraph" style:parent-style-name="Standard">
      <style:paragraph-properties fo:margin-left="0cm" fo:margin-right="0cm" fo:margin-top="0cm" fo:margin-bottom="0.101cm" style:contextual-spacing="false" fo:text-align="justify" style:justify-single-word="false" fo:text-indent="1.251cm" style:auto-text-indent="false"/>
      <style:text-properties style:font-name="Times New Roman" fo:font-size="10pt" style:font-size-asian="10pt" style:font-size-complex="10pt"/>
    </style:style>
    <style:style style:name="P29" style:family="paragraph" style:parent-style-name="Standard">
      <style:paragraph-properties fo:margin-left="0cm" fo:margin-right="0cm" fo:margin-top="0cm" fo:margin-bottom="0.101cm" style:contextual-spacing="false" fo:text-align="justify" style:justify-single-word="false" fo:text-indent="1.251cm" style:auto-text-indent="false" style:text-autospace="ideograph-alpha" style:punctuation-wrap="hanging" style:vertical-align="auto"/>
      <style:text-properties style:font-name="Times New Roman" fo:font-size="10pt" style:font-size-asian="10pt" style:font-size-complex="10pt"/>
    </style:style>
    <style:style style:name="P30" style:family="paragraph" style:parent-style-name="Standard">
      <style:paragraph-properties fo:margin-left="0cm" fo:margin-right="0cm" fo:margin-top="0cm" fo:margin-bottom="0.101cm" style:contextual-spacing="false" fo:text-align="justify" style:justify-single-word="false" fo:text-indent="1.251cm" style:auto-text-indent="false" style:text-autospace="ideograph-alpha" style:punctuation-wrap="hanging" style:vertical-align="auto"/>
      <style:text-properties style:font-name="Times New Roman" fo:font-size="10pt" fo:background-color="transparent" style:font-size-asian="10pt" style:font-size-complex="10pt"/>
    </style:style>
    <style:style style:name="P31" style:family="paragraph" style:parent-style-name="Standard">
      <style:paragraph-properties fo:margin-left="0cm" fo:margin-right="0cm" fo:margin-top="0cm" fo:margin-bottom="0.101cm" style:contextual-spacing="false" fo:text-align="justify" style:justify-single-word="false" fo:text-indent="1.251cm" style:auto-text-indent="false"/>
      <style:text-properties style:font-name="Times New Roman" fo:font-size="10pt" fo:font-weight="bold" style:font-size-asian="10pt" style:font-weight-asian="bold" style:font-size-complex="10pt" style:font-weight-complex="bold"/>
    </style:style>
    <style:style style:name="P32" style:family="paragraph" style:parent-style-name="Standard" style:master-page-name="">
      <style:paragraph-properties fo:margin-left="1.976cm" fo:margin-right="0cm" fo:margin-top="0cm" fo:margin-bottom="0.101cm" style:contextual-spacing="false" fo:text-align="justify" style:justify-single-word="false" fo:orphans="2" fo:widows="2" fo:text-indent="0cm" style:auto-text-indent="false" style:page-number="auto" style:text-autospace="ideograph-alpha" style:punctuation-wrap="hanging" style:vertical-align="auto" style:writing-mode="lr-tb"/>
      <style:text-properties fo:color="#000000" style:font-name="Times New Roman" fo:font-size="10pt" style:font-size-asian="10pt" style:font-size-complex="10pt"/>
    </style:style>
    <style:style style:name="P33" style:family="paragraph" style:parent-style-name="Standard">
      <style:paragraph-properties fo:margin-left="1.976cm" fo:margin-right="0cm" fo:margin-top="0cm" fo:margin-bottom="0.101cm" style:contextual-spacing="false" fo:text-align="justify" style:justify-single-word="false" fo:orphans="2" fo:widows="2" fo:text-indent="0cm" style:auto-text-indent="false" style:text-autospace="ideograph-alpha" style:punctuation-wrap="hanging" style:vertical-align="auto" style:writing-mode="lr-tb"/>
    </style:style>
    <style:style style:name="P34" style:family="paragraph" style:parent-style-name="Standard">
      <style:paragraph-properties fo:margin-left="1.976cm" fo:margin-right="0cm" fo:margin-top="0cm" fo:margin-bottom="0.101cm" style:contextual-spacing="false" fo:text-align="justify" style:justify-single-word="false" fo:orphans="2" fo:widows="2" fo:text-indent="0cm" style:auto-text-indent="false" style:text-autospace="ideograph-alpha" style:punctuation-wrap="hanging" style:vertical-align="auto" style:writing-mode="lr-tb">
        <style:tab-stops>
          <style:tab-stop style:position="0cm"/>
        </style:tab-stops>
      </style:paragraph-properties>
    </style:style>
    <style:style style:name="P35" style:family="paragraph" style:parent-style-name="Standard">
      <style:paragraph-properties fo:margin-left="1.976cm" fo:margin-right="0cm" fo:margin-top="0cm" fo:margin-bottom="0.101cm" style:contextual-spacing="false" fo:text-align="justify" style:justify-single-word="false" fo:orphans="2" fo:widows="2" fo:text-indent="0cm" style:auto-text-indent="false" style:text-autospace="ideograph-alpha" style:punctuation-wrap="hanging" style:vertical-align="auto" style:writing-mode="lr-tb"/>
      <style:text-properties fo:color="#000000" style:font-name="Times New Roman" fo:font-size="10pt" style:font-size-asian="10pt" style:font-size-complex="10pt"/>
    </style:style>
    <style:style style:name="P36" style:family="paragraph" style:parent-style-name="Standard">
      <style:paragraph-properties fo:margin-top="0cm" fo:margin-bottom="0.101cm" style:contextual-spacing="false" fo:text-align="justify" style:justify-single-word="false" style:text-autospace="ideograph-alpha" style:punctuation-wrap="hanging" style:vertical-align="auto"/>
      <style:text-properties style:font-name="Times New Roman" fo:font-size="10pt" style:font-size-asian="10pt" style:font-size-complex="10pt"/>
    </style:style>
    <style:style style:name="P37" style:family="paragraph" style:parent-style-name="Standard">
      <style:paragraph-properties fo:margin-top="0cm" fo:margin-bottom="0.101cm" style:contextual-spacing="false" fo:text-align="justify" style:justify-single-word="false">
        <style:tab-stops/>
      </style:paragraph-properties>
      <style:text-properties fo:color="#000000" style:font-name="Times New Roman" fo:font-size="10pt" fo:language="it" fo:country="IT" fo:font-style="normal" fo:font-weight="normal" fo:background-color="transparent" style:font-size-asian="10pt" style:font-style-asian="normal" style:font-weight-asian="normal" style:font-size-complex="10pt" style:language-complex="ar" style:country-complex="SA" style:font-style-complex="normal" style:font-weight-complex="normal"/>
    </style:style>
    <style:style style:name="P38" style:family="paragraph" style:parent-style-name="Standard">
      <style:paragraph-properties fo:margin-left="0.635cm" fo:margin-right="0cm" fo:text-align="justify" style:justify-single-word="false" fo:text-indent="0.614cm" style:auto-text-indent="false"/>
      <style:text-properties style:font-name="Times New Roman" fo:font-size="10pt" style:font-size-asian="10pt" style:font-size-complex="10pt"/>
    </style:style>
    <style:style style:name="P39" style:family="paragraph" style:parent-style-name="Standard">
      <style:paragraph-properties fo:margin-left="0.635cm" fo:margin-right="0cm" fo:text-align="center" style:justify-single-word="false" fo:text-indent="0cm" style:auto-text-indent="false"/>
      <style:text-properties style:font-name="Times New Roman" fo:font-size="10pt" style:font-size-asian="10pt" style:font-size-complex="10pt"/>
    </style:style>
    <style:style style:name="P40" style:family="paragraph" style:parent-style-name="Standard">
      <style:paragraph-properties fo:margin-left="0.635cm" fo:margin-right="0cm" fo:text-align="justify" style:justify-single-word="false" fo:text-indent="0cm" style:auto-text-indent="false"/>
      <style:text-properties style:font-name="Times New Roman" fo:font-size="10pt" style:font-size-asian="10pt" style:font-size-complex="10pt"/>
    </style:style>
    <style:style style:name="P41" style:family="paragraph" style:parent-style-name="Standard">
      <style:paragraph-properties fo:margin-left="0.635cm" fo:margin-right="0cm" fo:text-align="justify" style:justify-single-word="false" fo:text-indent="0cm" style:auto-text-indent="false" style:snap-to-layout-grid="false"/>
      <style:text-properties style:font-name="Times New Roman" fo:font-size="10pt" style:font-size-asian="10pt" style:font-size-complex="10pt"/>
    </style:style>
    <style:style style:name="P42" style:family="paragraph" style:parent-style-name="Standard">
      <style:paragraph-properties fo:margin-left="0.635cm" fo:margin-right="0cm" fo:text-align="center" style:justify-single-word="false" fo:text-indent="0cm" style:auto-text-indent="false"/>
      <style:text-properties style:font-name="Times New Roman" fo:font-size="9pt" style:font-size-asian="9pt" style:font-size-complex="9pt"/>
    </style:style>
    <style:style style:name="P43" style:family="paragraph" style:parent-style-name="Standard">
      <style:paragraph-properties fo:margin-left="0.635cm" fo:margin-right="0cm" fo:text-align="justify" style:justify-single-word="false" fo:text-indent="0cm" style:auto-text-indent="false"/>
      <style:text-properties style:font-name="Times New Roman" fo:font-size="7pt" style:font-size-asian="7pt" style:font-size-complex="7pt"/>
    </style:style>
    <style:style style:name="P44" style:family="paragraph" style:parent-style-name="Text_20_body_20_indent">
      <style:paragraph-properties fo:margin-left="0.635cm" fo:margin-right="0cm" fo:text-indent="0cm" style:auto-text-indent="false"/>
      <style:text-properties style:font-name="Times New Roman" fo:font-size="8pt" fo:font-weight="normal" style:font-size-asian="8pt" style:font-weight-asian="normal" style:font-size-complex="8pt"/>
    </style:style>
    <style:style style:name="P45" style:family="paragraph" style:parent-style-name="Text_20_body_20_indent">
      <style:paragraph-properties fo:margin-left="0.635cm" fo:margin-right="0cm" fo:text-indent="0cm" style:auto-text-indent="false"/>
      <style:text-properties style:font-name="Times New Roman" fo:font-size="8pt" style:font-size-asian="8pt" style:font-size-complex="8pt"/>
    </style:style>
    <style:style style:name="P46" style:family="paragraph" style:parent-style-name="Text_20_body_20_indent">
      <style:paragraph-properties fo:margin-left="0.635cm" fo:margin-right="0cm" fo:text-indent="0cm" style:auto-text-indent="false"/>
      <style:text-properties style:font-name="Times New Roman" fo:font-size="8pt" style:font-size-asian="8pt" style:font-size-complex="8pt" style:font-weight-complex="normal"/>
    </style:style>
    <style:style style:name="P47" style:family="paragraph" style:parent-style-name="Standard">
      <style:paragraph-properties fo:margin-left="0cm" fo:margin-right="0cm" fo:text-align="justify" style:justify-single-word="false" fo:text-indent="0.635cm" style:auto-text-indent="false"/>
      <style:text-properties style:font-name="Times New Roman" fo:font-size="8pt" fo:font-weight="bold" style:font-size-asian="8pt" style:font-weight-asian="bold" style:font-size-complex="8pt" style:font-weight-complex="bold"/>
    </style:style>
    <style:style style:name="P48" style:family="paragraph" style:parent-style-name="Text_20_body_20_indent">
      <style:text-properties style:font-name="Times New Roman" fo:font-size="8pt" fo:font-weight="normal" style:font-size-asian="8pt" style:font-weight-asian="normal" style:font-size-complex="8pt"/>
    </style:style>
    <style:style style:name="P49" style:family="paragraph" style:parent-style-name="Text_20_body_20_indent">
      <style:text-properties style:font-name="Times New Roman" fo:font-size="7pt" fo:font-weight="normal" style:font-size-asian="7pt" style:font-weight-asian="normal" style:font-size-complex="7pt"/>
    </style:style>
    <style:style style:name="P50" style:family="paragraph" style:parent-style-name="Standard">
      <style:paragraph-properties fo:text-align="justify" style:justify-single-word="false" style:snap-to-layout-grid="false"/>
      <style:text-properties fo:font-size="8pt" fo:font-style="italic" officeooo:rsid="000d0659" officeooo:paragraph-rsid="000d0659" style:font-size-asian="8pt" style:font-style-asian="italic"/>
    </style:style>
    <style:style style:name="P51" style:family="paragraph" style:parent-style-name="Standard">
      <style:paragraph-properties fo:text-align="justify" style:justify-single-word="false"/>
      <style:text-properties fo:font-size="8pt" fo:font-style="italic" officeooo:rsid="000d0659" officeooo:paragraph-rsid="000d0659" style:font-size-asian="8pt" style:font-style-asian="italic"/>
    </style:style>
    <style:style style:name="P52" style:family="paragraph" style:parent-style-name="Standard" style:list-style-name="L1">
      <style:paragraph-properties fo:margin-top="0cm" fo:margin-bottom="0.101cm" style:contextual-spacing="false" fo:text-align="justify" style:justify-single-word="false"/>
    </style:style>
    <style:style style:name="P53" style:family="paragraph" style:parent-style-name="Standard" style:list-style-name="L5">
      <style:paragraph-properties fo:margin-top="0cm" fo:margin-bottom="0.101cm" style:contextual-spacing="false" fo:text-align="justify" style:justify-single-word="false"/>
    </style:style>
    <style:style style:name="P54" style:family="paragraph" style:parent-style-name="Standard" style:list-style-name="L7">
      <style:paragraph-properties fo:margin-top="0cm" fo:margin-bottom="0.101cm" style:contextual-spacing="false" fo:text-align="justify" style:justify-single-word="false"/>
    </style:style>
    <style:style style:name="P55" style:family="paragraph" style:parent-style-name="Standard" style:list-style-name="L9">
      <style:paragraph-properties fo:margin-top="0cm" fo:margin-bottom="0.101cm" style:contextual-spacing="false" fo:text-align="justify" style:justify-single-word="false"/>
    </style:style>
    <style:style style:name="P56" style:family="paragraph" style:parent-style-name="Standard" style:list-style-name="L10">
      <style:paragraph-properties fo:margin-top="0cm" fo:margin-bottom="0.101cm" style:contextual-spacing="false" fo:text-align="justify" style:justify-single-word="false"/>
    </style:style>
    <style:style style:name="P57" style:family="paragraph" style:parent-style-name="Standard" style:list-style-name="L1">
      <style:paragraph-properties fo:margin-top="0cm" fo:margin-bottom="0.101cm" style:contextual-spacing="false" fo:text-align="justify" style:justify-single-word="false"/>
      <style:text-properties style:font-name="Times New Roman" fo:font-size="10pt" fo:font-weight="normal" style:font-size-asian="10pt" style:font-weight-asian="normal" style:font-size-complex="10pt" style:font-weight-complex="normal"/>
    </style:style>
    <style:style style:name="P58" style:family="paragraph" style:parent-style-name="Standard" style:list-style-name="L5">
      <style:paragraph-properties fo:margin-top="0cm" fo:margin-bottom="0.101cm" style:contextual-spacing="false" fo:text-align="justify" style:justify-single-word="false"/>
      <style:text-properties style:font-name="Times New Roman" fo:font-size="10pt" fo:font-weight="normal" style:font-size-asian="10pt" style:font-weight-asian="normal" style:font-size-complex="10pt" style:font-weight-complex="normal"/>
    </style:style>
    <style:style style:name="P59" style:family="paragraph" style:parent-style-name="Standard" style:list-style-name="L1">
      <style:paragraph-properties fo:margin-top="0cm" fo:margin-bottom="0.101cm" style:contextual-spacing="false" fo:text-align="justify" style:justify-single-word="false"/>
      <style:text-properties style:font-name="Times New Roman" fo:font-size="10pt" style:font-size-asian="10pt" style:font-size-complex="10pt"/>
    </style:style>
    <style:style style:name="P60" style:family="paragraph" style:parent-style-name="Standard" style:list-style-name="L2">
      <style:paragraph-properties fo:margin-top="0cm" fo:margin-bottom="0.101cm" style:contextual-spacing="false" fo:text-align="justify" style:justify-single-word="false" style:text-autospace="ideograph-alpha" style:punctuation-wrap="hanging" style:vertical-align="auto"/>
      <style:text-properties style:font-name="Times New Roman" fo:font-size="10pt" style:font-size-asian="10pt" style:font-size-complex="10pt"/>
    </style:style>
    <style:style style:name="P61" style:family="paragraph" style:parent-style-name="Standard" style:list-style-name="L3">
      <style:paragraph-properties fo:margin-top="0cm" fo:margin-bottom="0.101cm" style:contextual-spacing="false" fo:text-align="justify" style:justify-single-word="false"/>
      <style:text-properties style:font-name="Times New Roman" fo:font-size="10pt" style:font-size-asian="10pt" style:font-size-complex="10pt"/>
    </style:style>
    <style:style style:name="P62" style:family="paragraph" style:parent-style-name="Standard" style:list-style-name="L5">
      <style:paragraph-properties fo:margin-top="0cm" fo:margin-bottom="0.101cm" style:contextual-spacing="false" fo:text-align="justify" style:justify-single-word="false"/>
      <style:text-properties style:font-name="Times New Roman" fo:font-size="10pt" style:font-size-asian="10pt" style:font-size-complex="10pt"/>
    </style:style>
    <style:style style:name="P63" style:family="paragraph" style:parent-style-name="Standard" style:list-style-name="L5">
      <style:paragraph-properties fo:margin-top="0cm" fo:margin-bottom="0.101cm" style:contextual-spacing="false" fo:text-align="justify" style:justify-single-word="false" style:text-autospace="ideograph-alpha" style:punctuation-wrap="hanging" style:vertical-align="auto"/>
      <style:text-properties style:font-name="Times New Roman" fo:font-size="10pt" style:font-size-asian="10pt" style:font-size-complex="10pt"/>
    </style:style>
    <style:style style:name="P64" style:family="paragraph" style:parent-style-name="Standard" style:list-style-name="L8">
      <style:paragraph-properties fo:margin-top="0cm" fo:margin-bottom="0.101cm" style:contextual-spacing="false" fo:text-align="justify" style:justify-single-word="false"/>
      <style:text-properties style:font-name="Times New Roman" fo:font-size="10pt" style:font-size-asian="10pt" style:font-size-complex="10pt"/>
    </style:style>
    <style:style style:name="P65" style:family="paragraph" style:parent-style-name="Standard" style:list-style-name="WW8Num9">
      <style:paragraph-properties fo:margin-top="0cm" fo:margin-bottom="0.101cm" style:contextual-spacing="false" fo:text-align="justify" style:justify-single-word="false"/>
      <style:text-properties style:font-name="Times New Roman" fo:font-size="10pt" style:font-size-asian="10pt" style:font-size-complex="10pt"/>
    </style:style>
    <style:style style:name="P66" style:family="paragraph" style:parent-style-name="Standard" style:list-style-name="L4">
      <style:paragraph-properties fo:margin-top="0cm" fo:margin-bottom="0.101cm" style:contextual-spacing="false" fo:text-align="justify" style:justify-single-word="false"/>
      <style:text-properties style:font-name="Times New Roman" fo:font-size="10pt" fo:font-weight="bold" style:font-size-asian="10pt" style:font-weight-asian="bold" style:font-size-complex="10pt" style:font-weight-complex="bold"/>
    </style:style>
    <style:style style:name="P67" style:family="paragraph" style:parent-style-name="Standard" style:list-style-name="L10">
      <style:paragraph-properties fo:margin-top="0cm" fo:margin-bottom="0.101cm" style:contextual-spacing="false" fo:text-align="justify" style:justify-single-word="false"/>
      <style:text-properties style:font-name="Times New Roman" fo:font-size="10pt" fo:background-color="transparent" style:font-size-asian="10pt" style:font-size-complex="10pt"/>
    </style:style>
    <style:style style:name="P68" style:family="paragraph" style:parent-style-name="Standard" style:list-style-name="L1">
      <style:paragraph-properties fo:margin-top="0cm" fo:margin-bottom="0.101cm" style:contextual-spacing="false" fo:text-align="justify" style:justify-single-word="false"/>
      <style:text-properties style:use-window-font-color="true" style:font-name="Times New Roman" fo:font-size="10pt" fo:font-weight="normal" style:font-size-asian="10pt" style:font-weight-asian="normal" style:font-size-complex="10pt" style:font-weight-complex="normal"/>
    </style:style>
    <style:style style:name="P69" style:family="paragraph" style:parent-style-name="Standard" style:list-style-name="L10">
      <style:paragraph-properties fo:margin-top="0cm" fo:margin-bottom="0.101cm" style:contextual-spacing="false" fo:text-align="justify" style:justify-single-word="false" fo:orphans="0" fo:widows="0" fo:hyphenation-ladder-count="no-limit">
        <style:tab-stops>
          <style:tab-stop style:position="0cm"/>
        </style:tab-stops>
      </style:paragraph-properties>
      <style:text-properties fo:background-color="transparent" fo:hyphenate="false" fo:hyphenation-remain-char-count="2" fo:hyphenation-push-char-count="2"/>
    </style:style>
    <style:style style:name="P70" style:family="paragraph" style:parent-style-name="Standard" style:list-style-name="L6" style:master-page-name="">
      <style:paragraph-properties fo:margin-top="0cm" fo:margin-bottom="0.101cm" style:contextual-spacing="false" fo:text-align="justify" style:justify-single-word="false" fo:orphans="2" fo:widows="2" style:page-number="auto" style:text-autospace="none" style:punctuation-wrap="simple" style:vertical-align="baseline" style:writing-mode="lr-tb"/>
      <style:text-properties style:font-name="Times New Roman" fo:font-size="10pt" fo:font-weight="normal" fo:background-color="transparent" style:font-size-asian="10pt" style:font-weight-asian="normal" style:font-size-complex="10pt" style:font-weight-complex="normal"/>
    </style:style>
    <style:style style:name="P71" style:family="paragraph" style:parent-style-name="Standard" style:list-style-name="L9" style:master-page-name="">
      <style:paragraph-properties fo:margin-top="0cm" fo:margin-bottom="0.101cm" style:contextual-spacing="false" fo:text-align="justify" style:justify-single-word="false" fo:orphans="0" fo:widows="0" fo:hyphenation-ladder-count="no-limit" style:page-number="auto">
        <style:tab-stops>
          <style:tab-stop style:position="0cm"/>
        </style:tab-stops>
      </style:paragraph-properties>
      <style:text-properties style:font-name="Times New Roman" fo:font-size="10pt" style:font-size-asian="10pt" style:font-size-complex="10pt" fo:hyphenate="false" fo:hyphenation-remain-char-count="2" fo:hyphenation-push-char-count="2"/>
    </style:style>
    <style:style style:name="P72" style:family="paragraph" style:parent-style-name="Standard" style:list-style-name="L6">
      <style:paragraph-properties fo:margin-top="0cm" fo:margin-bottom="0.101cm" style:contextual-spacing="false" fo:text-align="justify" style:justify-single-word="false" fo:orphans="2" fo:widows="2" style:text-autospace="none" style:punctuation-wrap="simple" style:vertical-align="baseline" style:writing-mode="lr-tb"/>
      <style:text-properties style:font-name="Times New Roman" fo:font-size="10pt" fo:font-weight="normal" fo:background-color="transparent" style:font-size-asian="10pt" style:font-weight-asian="normal" style:font-size-complex="10pt" style:font-weight-complex="normal"/>
    </style:style>
    <style:style style:name="P73" style:family="paragraph" style:parent-style-name="Standard" style:list-style-name="L10">
      <style:paragraph-properties fo:margin-top="0cm" fo:margin-bottom="0cm" style:contextual-spacing="false" fo:text-align="justify" style:justify-single-word="false"/>
    </style:style>
    <style:style style:name="P74" style:family="paragraph" style:parent-style-name="Standard" style:list-style-name="WW8Num11" style:master-page-name="">
      <style:paragraph-properties fo:margin-left="1.685cm" fo:margin-right="0cm" fo:margin-top="0cm" fo:margin-bottom="0.101cm" style:contextual-spacing="false" fo:text-align="justify" style:justify-single-word="false" fo:text-indent="0cm" style:auto-text-indent="false" style:page-number="auto" style:text-autospace="ideograph-alpha" style:punctuation-wrap="hanging" style:vertical-align="auto"/>
      <style:text-properties style:font-name="Times New Roman" fo:font-size="10pt" fo:background-color="transparent" style:font-size-asian="10pt" style:font-size-complex="10pt"/>
    </style:style>
    <style:style style:name="P75" style:family="paragraph" style:parent-style-name="Standard" style:list-style-name="WW8Num11" style:master-page-name="">
      <style:paragraph-properties fo:margin-left="1.685cm" fo:margin-right="0cm" fo:margin-top="0cm" fo:margin-bottom="0.101cm" style:contextual-spacing="false" fo:text-align="justify" style:justify-single-word="false" fo:orphans="2" fo:widows="2" fo:text-indent="0cm" style:auto-text-indent="false" style:page-number="auto" style:text-autospace="ideograph-alpha" style:punctuation-wrap="hanging" style:vertical-align="auto" style:writing-mode="lr-tb"/>
      <style:text-properties style:font-name="Times New Roman" fo:font-size="10pt" style:font-size-asian="10pt" style:font-size-complex="10pt"/>
    </style:style>
    <style:style style:name="P76" style:family="paragraph" style:parent-style-name="Standard" style:list-style-name="WW8Num11">
      <style:paragraph-properties fo:margin-left="1.685cm" fo:margin-right="0cm" fo:margin-top="0cm" fo:margin-bottom="0.101cm" style:contextual-spacing="false" fo:text-align="justify" style:justify-single-word="false" fo:text-indent="0cm" style:auto-text-indent="false" style:text-autospace="ideograph-alpha" style:punctuation-wrap="hanging" style:vertical-align="auto"/>
      <style:text-properties style:font-name="Times New Roman" fo:font-size="10pt" fo:background-color="transparent" style:font-size-asian="10pt" style:font-size-complex="10pt"/>
    </style:style>
    <style:style style:name="P77" style:family="paragraph" style:parent-style-name="Standard" style:list-style-name="WW8Num11">
      <style:paragraph-properties fo:margin-left="1.685cm" fo:margin-right="0cm" fo:margin-top="0cm" fo:margin-bottom="0.101cm" style:contextual-spacing="false" fo:text-align="justify" style:justify-single-word="false" fo:orphans="2" fo:widows="2" fo:text-indent="0cm" style:auto-text-indent="false" style:text-autospace="ideograph-alpha" style:punctuation-wrap="hanging" style:vertical-align="auto" style:writing-mode="lr-tb"/>
      <style:text-properties style:font-name="Times New Roman" fo:font-size="10pt" style:font-size-asian="10pt" style:font-size-complex="10pt"/>
    </style:style>
    <style:style style:name="P78" style:family="paragraph" style:parent-style-name="Heading_20_1">
      <style:text-properties style:font-name="Times New Roman" fo:font-size="8pt" style:font-size-asian="8pt" style:font-name-complex="Times New Roman" style:font-size-complex="8pt"/>
    </style:style>
    <style:style style:name="P79" style:family="paragraph" style:parent-style-name="Normale" style:list-style-name="L11">
      <style:paragraph-properties fo:margin-left="0.676cm" fo:margin-right="0cm" fo:margin-top="0cm" fo:margin-bottom="0.101cm" style:contextual-spacing="false" fo:text-align="justify" style:justify-single-word="false" fo:hyphenation-ladder-count="no-limit" fo:text-indent="0cm" style:auto-text-indent="false">
        <style:tab-stops>
          <style:tab-stop style:position="-0.614cm"/>
        </style:tab-stops>
      </style:paragraph-properties>
      <style:text-properties fo:hyphenate="false" fo:hyphenation-remain-char-count="2" fo:hyphenation-push-char-count="2"/>
    </style:style>
    <style:style style:name="P80" style:family="paragraph" style:parent-style-name="Normale" style:list-style-name="L11">
      <style:paragraph-properties fo:margin-left="0.676cm" fo:margin-right="0cm" fo:margin-top="0cm" fo:margin-bottom="0.101cm" style:contextual-spacing="false" fo:text-align="justify" style:justify-single-word="false" fo:hyphenation-ladder-count="no-limit" fo:text-indent="0cm" style:auto-text-indent="false" style:text-autospace="ideograph-alpha" style:punctuation-wrap="hanging" style:vertical-align="auto">
        <style:tab-stops>
          <style:tab-stop style:position="-0.614cm"/>
        </style:tab-stops>
      </style:paragraph-properties>
      <style:text-properties style:font-name="Times New Roman" fo:font-size="10pt" style:font-size-asian="10pt" style:font-size-complex="10pt" fo:hyphenate="false" fo:hyphenation-remain-char-count="2" fo:hyphenation-push-char-count="2"/>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bold" fo:background-color="#00ff00" style:font-weight-asian="bold" style:font-weight-complex="bold"/>
    </style:style>
    <style:style style:name="T3" style:family="text">
      <style:text-properties fo:background-color="#ffff00"/>
    </style:style>
    <style:style style:name="T4" style:family="text">
      <style:text-properties fo:font-weight="bold" style:font-weight-asian="bold" style:font-weight-complex="bold"/>
    </style:style>
    <style:style style:name="T5" style:family="text">
      <style:text-properties fo:color="#000000" style:font-name="Times New Roman" fo:font-size="10pt" style:font-size-asian="10pt" style:font-size-complex="10pt"/>
    </style:style>
    <style:style style:name="T6" style:family="text">
      <style:text-properties fo:color="#000000" style:font-name="Times New Roman" fo:font-size="10pt" fo:font-style="italic" fo:font-weight="normal" style:font-size-asian="10pt" style:font-style-asian="italic" style:font-weight-asian="normal" style:font-size-complex="10pt" style:font-style-complex="italic" style:font-weight-complex="normal"/>
    </style:style>
    <style:style style:name="T7" style:family="text">
      <style:text-properties fo:color="#000000" style:font-name="Times New Roman" fo:font-size="10pt" fo:font-style="italic" fo:font-weight="bold" style:font-size-asian="10pt" style:font-style-asian="italic" style:font-weight-asian="bold" style:font-size-complex="10pt" style:font-style-complex="italic" style:font-weight-complex="bold"/>
    </style:style>
    <style:style style:name="T8" style:family="text">
      <style:text-properties fo:color="#000000" style:font-name="Times New Roman" fo:font-size="10pt" fo:font-style="italic" style:text-underline-style="none" fo:font-weight="normal" fo:background-color="transparent" style:font-size-asian="10pt" style:font-style-asian="italic" style:font-weight-asian="normal" style:font-size-complex="10pt" style:font-style-complex="italic" style:font-weight-complex="normal"/>
    </style:style>
    <style:style style:name="T9" style:family="text">
      <style:text-properties fo:color="#000000" style:font-name="Times New Roman" fo:font-size="10pt" fo:font-style="italic" style:text-underline-style="none" fo:font-weight="normal" fo:background-color="transparent" style:font-size-asian="10pt" style:language-asian="it" style:country-asian="IT" style:font-style-asian="italic" style:font-weight-asian="normal" style:font-name-complex="Arial" style:font-size-complex="10pt" style:font-style-complex="italic" style:font-weight-complex="normal"/>
    </style:style>
    <style:style style:name="T10" style:family="text">
      <style:text-properties fo:color="#000000" style:font-name="Times New Roman" fo:font-size="10pt" fo:font-style="italic" style:font-size-asian="10pt" style:font-style-asian="italic" style:font-size-complex="10pt" style:font-style-complex="italic"/>
    </style:style>
    <style:style style:name="T11" style:family="text">
      <style:text-properties fo:color="#000000" style:font-name="Times New Roman" fo:font-size="10pt" style:text-underline-style="none" fo:font-weight="bold" fo:background-color="transparent" style:font-size-asian="10pt" style:font-weight-asian="bold" style:font-size-complex="10pt" style:font-weight-complex="bold"/>
    </style:style>
    <style:style style:name="T12" style:family="text">
      <style:text-properties fo:color="#000000" style:font-name="Times New Roman" fo:font-size="10pt" style:text-underline-style="none" fo:font-weight="bold" fo:background-color="transparent" style:font-size-asian="10pt" style:language-asian="it" style:country-asian="IT" style:font-weight-asian="bold" style:font-name-complex="Arial" style:font-size-complex="10pt" style:font-weight-complex="bold"/>
    </style:style>
    <style:style style:name="T13" style:family="text">
      <style:text-properties fo:color="#000000" style:font-name="Times New Roman" fo:font-size="10pt" style:text-underline-style="none" fo:background-color="transparent" style:font-size-asian="10pt" style:language-asian="it" style:country-asian="IT" style:font-name-complex="Arial" style:font-size-complex="10pt"/>
    </style:style>
    <style:style style:name="T14" style:family="text">
      <style:text-properties fo:color="#000000" style:font-name="Times New Roman" fo:font-size="10pt" style:text-underline-style="none" fo:font-weight="normal" fo:background-color="transparent" style:font-size-asian="10pt" style:font-weight-asian="normal" style:font-size-complex="10pt" style:font-weight-complex="normal"/>
    </style:style>
    <style:style style:name="T15" style:family="text">
      <style:text-properties fo:color="#000000" style:font-name="Times New Roman" fo:font-size="10pt" fo:font-weight="bold" style:font-size-asian="10pt" style:font-weight-asian="bold" style:font-size-complex="10pt" style:font-weight-complex="bold"/>
    </style:style>
    <style:style style:name="T16" style:family="text">
      <style:text-properties fo:color="#000000" style:font-name="Times New Roman" fo:font-size="10pt" style:text-underline-style="solid" style:text-underline-width="auto" style:text-underline-color="font-color" style:font-size-asian="10pt" style:font-size-complex="10pt"/>
    </style:style>
    <style:style style:name="T17" style:family="text">
      <style:text-properties fo:color="#000000" style:font-name="Times New Roman" fo:font-size="10pt" style:text-underline-style="solid" style:text-underline-width="auto" style:text-underline-color="font-color" fo:background-color="transparent" style:font-size-asian="10pt" style:language-asian="it" style:country-asian="IT" style:font-name-complex="Arial" style:font-size-complex="10pt"/>
    </style:style>
    <style:style style:name="T18" style:family="text">
      <style:text-properties fo:color="#0000ff" style:font-name="Times New Roman" fo:font-size="10pt" style:text-underline-style="solid" style:text-underline-width="auto" style:text-underline-color="font-color" fo:background-color="transparent" style:font-size-asian="10pt" style:language-asian="it" style:country-asian="IT" style:font-name-complex="Arial" style:font-size-complex="10pt"/>
    </style:style>
    <style:style style:name="T19" style:family="text">
      <style:text-properties fo:color="#0000ff" style:font-name="Times New Roman" fo:font-size="10pt" fo:font-style="italic" style:text-underline-style="solid" style:text-underline-width="auto" style:text-underline-color="font-color" style:font-size-asian="10pt" style:font-style-asian="italic" style:font-size-complex="10pt" style:font-style-complex="italic"/>
    </style:style>
    <style:style style:name="T20" style:family="text">
      <style:text-properties fo:font-style="italic" fo:font-weight="normal" style:font-style-asian="italic" style:font-weight-asian="normal" style:font-style-complex="italic"/>
    </style:style>
    <style:style style:name="T21" style:family="text">
      <style:text-properties fo:font-style="italic" style:font-style-asian="italic" style:font-style-complex="italic"/>
    </style:style>
    <style:style style:name="T22" style:family="text">
      <style:text-properties fo:font-style="italic" fo:background-color="#33ff99" style:font-style-asian="italic" style:font-style-complex="italic"/>
    </style:style>
    <style:style style:name="T23" style:family="text">
      <style:text-properties fo:font-style="italic" fo:background-color="#99ff99" style:font-style-asian="italic" style:font-style-complex="italic"/>
    </style:style>
    <style:style style:name="T24" style:family="text">
      <style:text-properties fo:font-weight="normal" style:font-weight-asian="normal"/>
    </style:style>
    <style:style style:name="T25" style:family="text">
      <style:text-properties style:font-name="Times New Roman" fo:font-size="9pt" style:font-size-asian="9pt" style:font-size-complex="9pt"/>
    </style:style>
    <style:style style:name="T26" style:family="text">
      <style:text-properties style:font-name="Times New Roman" fo:font-size="10pt" style:font-size-asian="10pt" style:font-size-complex="10pt"/>
    </style:style>
    <style:style style:name="T27" style:family="text">
      <style:text-properties style:font-name="Times New Roman" fo:font-size="10pt" fo:font-weight="bold" style:font-size-asian="10pt" style:font-weight-asian="bold" style:font-size-complex="10pt"/>
    </style:style>
    <style:style style:name="T28" style:family="text">
      <style:text-properties style:font-name="Times New Roman" fo:font-size="10pt" fo:font-weight="bold" style:font-size-asian="10pt" style:font-weight-asian="bold" style:font-size-complex="10pt" style:font-weight-complex="bold"/>
    </style:style>
    <style:style style:name="T29" style:family="text">
      <style:text-properties style:font-name="Times New Roman" fo:font-size="10pt" style:text-underline-style="solid" style:text-underline-width="auto" style:text-underline-color="font-color" style:text-underline-mode="continuous" style:text-overline-mode="continuous" style:text-line-through-mode="continuous" style:font-size-asian="10pt" style:font-size-complex="10pt"/>
    </style:style>
    <style:style style:name="T30" style:family="text">
      <style:text-properties style:font-name="Times New Roman" fo:font-size="10pt" style:text-underline-style="solid" style:text-underline-width="auto" style:text-underline-color="font-color" style:font-size-asian="10pt" style:font-size-complex="10pt"/>
    </style:style>
    <style:style style:name="T31" style:family="text">
      <style:text-properties style:font-name="Times New Roman" fo:font-size="10pt" style:text-underline-style="solid" style:text-underline-width="auto" style:text-underline-color="font-color" fo:background-color="transparent" style:font-size-asian="10pt" style:font-size-complex="10pt"/>
    </style:style>
    <style:style style:name="T32" style:family="text">
      <style:text-properties style:font-name="Times New Roman" fo:font-size="10pt" style:text-underline-style="solid" style:text-underline-width="auto" style:text-underline-color="font-color" fo:font-weight="normal" fo:background-color="transparent" style:font-size-asian="10pt" style:font-weight-asian="normal" style:font-size-complex="10pt" style:font-weight-complex="normal"/>
    </style:style>
    <style:style style:name="T33" style:family="text">
      <style:text-properties style:font-name="Times New Roman" fo:font-size="10pt" fo:font-style="italic" fo:font-weight="normal" style:font-size-asian="10pt" style:font-style-asian="italic" style:font-weight-asian="normal" style:font-size-complex="10pt" style:font-style-complex="italic" style:font-weight-complex="normal"/>
    </style:style>
    <style:style style:name="T34" style:family="text">
      <style:text-properties style:font-name="Times New Roman" fo:font-size="10pt" fo:font-style="italic" style:font-size-asian="10pt" style:font-style-asian="italic" style:font-size-complex="10pt" style:font-style-complex="italic"/>
    </style:style>
    <style:style style:name="T35" style:family="text">
      <style:text-properties style:font-name="Times New Roman" fo:font-size="10pt" fo:font-style="italic" fo:background-color="transparent" style:font-size-asian="10pt" style:font-style-asian="italic" style:font-size-complex="10pt" style:font-style-complex="italic"/>
    </style:style>
    <style:style style:name="T36" style:family="text">
      <style:text-properties style:font-name="Times New Roman" fo:font-size="10pt" fo:font-style="italic" fo:background-color="#ffff00" style:font-size-asian="10pt" style:font-style-asian="italic" style:font-size-complex="10pt" style:font-style-complex="italic"/>
    </style:style>
    <style:style style:name="T37" style:family="text">
      <style:text-properties style:font-name="Times New Roman" fo:font-size="10pt" fo:background-color="#ffff00" style:font-size-asian="10pt" style:font-size-complex="10pt"/>
    </style:style>
    <style:style style:name="T38" style:family="text">
      <style:text-properties style:font-name="Times New Roman" fo:font-size="10pt" fo:background-color="transparent" style:font-size-asian="10pt" style:font-size-complex="10pt"/>
    </style:style>
    <style:style style:name="T39" style:family="text">
      <style:text-properties style:font-name="Times New Roman" fo:font-size="10pt" fo:background-color="#33ff99" style:font-size-asian="10pt" style:font-size-complex="10pt"/>
    </style:style>
    <style:style style:name="T40" style:family="text">
      <style:text-properties style:font-name="Times New Roman" fo:font-size="10pt" fo:background-color="#00ffff" style:font-size-asian="10pt" style:font-size-complex="10pt"/>
    </style:style>
    <style:style style:name="T41" style:family="text">
      <style:text-properties style:font-name="Times New Roman" fo:font-size="10pt" fo:font-style="normal" fo:background-color="transparent" style:font-size-asian="10pt" style:font-style-asian="normal" style:font-size-complex="10pt" style:font-style-complex="normal"/>
    </style:style>
    <style:style style:name="T42" style:family="text">
      <style:text-properties style:font-name="Times New Roman" fo:font-size="10pt" fo:font-style="normal" style:text-underline-style="solid" style:text-underline-width="auto" style:text-underline-color="font-color" fo:background-color="transparent" style:font-size-asian="10pt" style:font-style-asian="normal" style:font-size-complex="10pt" style:font-style-complex="normal"/>
    </style:style>
    <style:style style:name="T43" style:family="text">
      <style:text-properties fo:background-color="#99ff99"/>
    </style:style>
    <style:style style:name="T44" style:family="text">
      <style:text-properties fo:background-color="transparent"/>
    </style:style>
    <style:style style:name="T45" style:family="text">
      <style:text-properties style:text-underline-style="none"/>
    </style:style>
    <style:style style:name="T46" style:family="text">
      <style:text-properties style:use-window-font-color="true" fo:font-size="10.5pt" fo:font-weight="normal" fo:background-color="transparent" style:font-size-asian="10.5pt" style:font-weight-asian="normal" style:font-size-complex="10.5pt" style:font-weight-complex="normal"/>
    </style:style>
    <style:style style:name="T47" style:family="text">
      <style:text-properties style:use-window-font-color="true" fo:font-style="normal" style:text-underline-style="none" fo:font-weight="normal" fo:background-color="transparent" style:font-style-asian="normal" style:font-weight-asian="normal" style:font-style-complex="normal" style:font-weight-complex="normal"/>
    </style:style>
    <style:style style:name="T48" style:family="text">
      <style:text-properties style:use-window-font-color="true" fo:font-style="italic" style:font-style-asian="italic" style:font-style-complex="italic"/>
    </style:style>
    <style:style style:name="T49" style:family="text">
      <style:text-properties style:use-window-font-color="true" fo:background-color="#ffff00"/>
    </style:style>
    <style:style style:name="T50" style:family="text">
      <style:text-properties style:use-window-font-color="true" style:font-name="Times New Roman" fo:font-size="10pt" fo:font-style="italic" style:font-size-asian="10pt" style:font-style-asian="italic" style:font-size-complex="10pt" style:font-style-complex="italic"/>
    </style:style>
    <style:style style:name="T51" style:family="text">
      <style:text-properties style:use-window-font-color="true" style:font-name="Times New Roman" fo:font-size="10pt" fo:font-style="italic" fo:background-color="transparent" style:font-size-asian="10pt" style:font-style-asian="italic" style:font-size-complex="10pt" style:font-style-complex="italic"/>
    </style:style>
    <style:style style:name="T52" style:family="text">
      <style:text-properties style:use-window-font-color="true" style:font-name="Times New Roman" fo:font-size="10pt" fo:background-color="transparent" style:font-size-asian="10pt" style:font-size-complex="10pt"/>
    </style:style>
    <style:style style:name="T53" style:family="text">
      <style:text-properties style:use-window-font-color="true" style:font-name="Times New Roman" fo:font-size="10pt" fo:language="it" fo:country="IT" style:text-underline-style="none" fo:font-weight="normal" fo:background-color="transparent" style:font-name-asian="Times New Roman" style:font-size-asian="10pt" style:language-asian="zxx" style:country-asian="none" style:font-weight-asian="normal" style:font-name-complex="MS Sans Serif" style:font-size-complex="10pt" style:language-complex="ar" style:country-complex="SA" style:font-weight-complex="normal"/>
    </style:style>
    <style:style style:name="T54" style:family="text">
      <style:text-properties fo:font-style="normal" style:font-style-asian="normal" style:font-style-complex="normal"/>
    </style:style>
    <style:style style:name="T55" style:family="text">
      <style:text-properties fo:font-size="10.5pt" style:font-size-asian="10.5pt" style:font-size-complex="10.5pt"/>
    </style:style>
    <style:style style:name="T56" style:family="text">
      <style:text-properties fo:font-size="10.5pt" fo:language="it" fo:country="IT" fo:font-style="normal" fo:background-color="transparent" style:font-size-asian="10.5pt" style:font-style-asian="normal" style:font-name-complex="Times New Roman" style:font-size-complex="10.5pt" style:font-style-complex="normal"/>
    </style:style>
    <style:style style:name="T57" style:family="text">
      <style:text-properties fo:font-size="10.5pt" fo:background-color="#ffff00" style:font-size-asian="10.5pt" style:font-size-complex="10.5pt"/>
    </style:style>
    <style:style style:name="T58" style:family="text">
      <style:text-properties fo:color="#ff6600" fo:font-size="10.5pt" style:font-size-asian="10.5pt" style:font-size-complex="10.5pt"/>
    </style:style>
    <style:style style:name="T59" style:family="text">
      <style:text-properties fo:color="#ff6600" fo:font-size="10.5pt" fo:language="it" fo:country="IT" fo:font-style="normal" fo:background-color="transparent" style:font-size-asian="10.5pt" style:font-style-asian="normal" style:font-name-complex="Times New Roman" style:font-size-complex="10.5pt" style:font-style-complex="normal"/>
    </style:style>
    <style:style style:name="fr1" style:family="graphic" style:parent-style-name="Graphics">
      <style:graphic-properties fo:margin-left="0cm" fo:margin-right="0.6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2.586cm" fo:text-indent="-0.635cm" fo:margin-left="2.58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221cm" fo:text-indent="-0.635cm" fo:margin-left="3.22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56cm" fo:text-indent="-0.635cm" fo:margin-left="3.85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91cm" fo:text-indent="-0.635cm" fo:margin-left="4.49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126cm" fo:text-indent="-0.635cm" fo:margin-left="5.12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61cm" fo:text-indent="-0.635cm" fo:margin-left="5.76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96cm" fo:text-indent="-0.635cm" fo:margin-left="6.39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031cm" fo:text-indent="-0.635cm" fo:margin-left="7.03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66cm" fo:text-indent="-0.635cm" fo:margin-left="7.66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301cm" fo:text-indent="-0.635cm" fo:margin-left="8.301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style:num-suffix=")" style:num-format="1">
        <style:list-level-properties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a1" table:style-name="Tabella1">
        <table:table-column table:style-name="Tabella1.A"/>
        <table:table-column table:style-name="Tabella1.B"/>
        <table:table-row>
          <table:table-cell table:style-name="Tabella1.A1" office:value-type="string">
            <text:p text:style-name="P12"/>
          </table:table-cell>
          <table:table-cell table:style-name="Tabella1.A1" office:value-type="string">
            <text:p text:style-name="P11">RACCOMANDATA A.R</text:p>
            <text:p text:style-name="P10">inviata via pec</text:p>
          </table:table-cell>
        </table:table-row>
        <table:table-row>
          <table:table-cell table:style-name="Tabella1.A1" office:value-type="string">
            <text:p text:style-name="P6">Protocollo n. _____________</text:p>
          </table:table-cell>
          <table:table-cell table:style-name="Tabella1.A1" office:value-type="string">
            <text:p text:style-name="P6">Savona, _____________</text:p>
          </table:table-cell>
        </table:table-row>
      </table:table>
      <text:p text:style-name="P13"/>
      <table:table table:name="Tabella6" table:style-name="Tabella6">
        <table:table-column table:style-name="Tabella6.A"/>
        <table:table-column table:style-name="Tabella6.B"/>
        <table:table-column table:style-name="Tabella6.C"/>
        <table:table-row>
          <table:table-cell table:style-name="Tabella6.A1" office:value-type="string">
            <text:p text:style-name="Normale"><text:span text:style-name="Car._20_predefinito_20_paragrafo"><text:span text:style-name="T25">Rifer. a nota n. [numero] del [data_protocollo]</text:span></text:span></text:p>
          </table:table-cell>
          <table:table-cell table:style-name="Tabella6.A1" office:value-type="string">
            <text:p text:style-name="P23"/>
          </table:table-cell>
          <table:table-cell table:style-name="Tabella6.A1" office:value-type="string">
            <text:p text:style-name="P24">Al Sig. [richiedenti.nominativo;block=tbs:row;]</text:p>
            <text:p text:style-name="P25">[richiedenti.indirizzo]</text:p>
            <text:p text:style-name="P25">[richiedenti.cap] [richiedenti.comune] ([richiedenti.prov])</text:p>
            <text:p text:style-name="P25">in qualità di [richiedenti.titolo]</text:p>
            <text:p text:style-name="P25">della [richiedenti.ragsoc]</text:p>
            <text:p text:style-name="P25">[richiedenti.sede]</text:p>
            <text:p text:style-name="P25">[richiedenti.capd] [richiedenti.comuned] ([richiedenti.provd])</text:p>
            <text:p text:style-name="P19">[richiedenti.pec]</text:p>
            <text:p text:style-name="P24"/>
          </table:table-cell>
        </table:table-row>
        <table:table-row>
          <table:table-cell table:style-name="Tabella6.A1" office:value-type="string">
            <text:p text:style-name="P21">Allegati: //</text:p>
          </table:table-cell>
          <table:table-cell table:style-name="Tabella6.A1" office:value-type="string">
            <text:p text:style-name="P23"/>
          </table:table-cell>
          <table:table-cell table:style-name="Tabella6.A1" office:value-type="string">
            <text:p text:style-name="P24">Al [progettisti.nominativo;block=tbs:row;]</text:p>
            <text:p text:style-name="P24">[progettisti.indirizzo]</text:p>
            <text:p text:style-name="P20"><text:span text:style-name="Car._20_predefinito_20_paragrafo"><text:span text:style-name="T26">[progettisti.cap] [progettisti.comune] ([progettisti.prov])</text:span></text:span></text:p>
            <text:p text:style-name="P20"><text:span text:style-name="Car._20_predefinito_20_paragrafo"><text:span text:style-name="T26">[progettisti.pec]</text:span></text:span></text:p>
            <text:p text:style-name="P20"><text:span text:style-name="Car._20_predefinito_20_paragrafo"><text:span text:style-name="T26"/></text:span></text:p>
          </table:table-cell>
        </table:table-row>
      </table:table>
      <text:p text:style-name="P22"/>
      <table:table table:name="Tabella3" table:style-name="Tabella3">
        <table:table-column table:style-name="Tabella3.A"/>
        <table:table-column table:style-name="Tabella3.B"/>
        <table:table-row table:style-name="Tabella3.1">
          <table:table-cell table:style-name="Tabella3.A1" office:value-type="string">
            <text:p text:style-name="P8">Oggetto:</text:p>
          </table:table-cell>
          <table:table-cell table:style-name="Tabella3.A1" office:value-type="string">
            <text:p text:style-name="P7">Denuncia di inizio attività ai sensi della L.R. n. 16/08 relativa <text:span text:style-name="T4">[oggetto]</text:span> presso <text:span text:style-name="T4">[ubicazione].</text:span></text:p>
            <text:p text:style-name="P7">- <text:span text:style-name="T21">Richiesta di documentazione integrativa.</text:span></text:p>
          </table:table-cell>
        </table:table-row>
      </table:table>
      <text:p text:style-name="P26"/>
      <text:p text:style-name="P27">* in caso di DIA riferita a locali commerciali inserire (se del caso) la frase in fondo</text:p>
      <text:p text:style-name="P26"/>
      <text:p text:style-name="P28">Si riscontra la denuncia di inizio attività presentata in data [data_presentazione] e recepita agli atti al prot. n° [protocollo] del [data_protocollo] e si comunica quanto segue:</text:p>
      <text:p text:style-name="P28"/>
      <text:list xml:id="list671905819859626793" text:style-name="L1">
        <text:list-item>
          <text:p text:style-name="P52"><text:span text:style-name="T26">l’intervento proposto interessa </text:span><text:span text:style-name="T37">la proprietà comunale e la viabilità pubblica,</text:span><text:span text:style-name="T26"> pertanto è necessario il preventivo assenso dei civici Settori Qualità e Dotazioni Urbane e Polizia Municipale. </text:span><text:span text:style-name="T37">A tal fine occorre che venga prodotta ulteriore copia degli elaborati progettuali.</text:span><text:span text:style-name="T26"> Sarà cura dello scrivente ufficio acquisire tali pareri e comunicare l’esito degli stessi.</text:span></text:p>
        </text:list-item>
        <text:list-item>
          <text:p text:style-name="P57">la sistemazione del verde <text:span text:style-name="T43">(nel caso di taglio degli alberi serve un autorizzazione del Servizio Ambiente)</text:span> proposta nella DIA necessita del preventivo assenso del Settore Qualità e Dotazioni Urbane – Servizio Ambiente, per valutare la conformità delle disposizioni di cui all'art.22 del Titolo V del “Regolamento della Convivenza Civile e Carta Etica” (approvato con Deliberazione del Consiglio Comunale n° 39 del 18/12/2014 – esecutivo dal 01/12/2014). <text:span text:style-name="T3">A tal fine occorre che venga prodotta un ulteriore copia degli elaborati progettuali </text:span><text:span text:style-name="T23">(nel caso la documentazione presentata non sia completa chiedere integrazione vedere dopo)</text:span><text:span text:style-name="T3">.</text:span> Sarà cura dello scrivente ufficio acquisire il suddetto <text:s/>parere e comunicare l’esito.</text:p>
        </text:list-item>
        <text:list-item>
          <text:p text:style-name="P68">la denuncia è soggetta al pagamento dei diritti di segreteria nella misura di <text:s/><text:span text:style-name="T44">€ 150,00</text:span>, somma da versarsi sul <text:span text:style-name="T55">sul conto corrente bancario del Comune di Savona <text:s/>n° </text:span><text:span text:style-name="T56">2597290 </text:span><text:span text:style-name="T55"><text:s/>intestato a Tesoreria Comunale (codice IBAN </text:span><text:span text:style-name="T56">IT74 O063 1010 6000 0000 2597290</text:span><text:span text:style-name="T55">) acceso presso la Cassa di Risparmio di Savona </text:span><text:span text:style-name="T57">dal 23 novembre </text:span><text:span text:style-name="T58">(codice IBAN </text:span><text:span text:style-name="T59">IT91 Y061 7510 6100 0000 2597290</text:span><text:span text:style-name="T58">) acceso presso la Banca Carige Spa</text:span><text:span text:style-name="T55"> oppure su c/c postale n. 13298179 intestato a Comune di Savona Servizio di Tesoreria indicando come causale </text:span>“diritti di segreteria DIA”; la ricevuta dell’effettuato versamento dovrà essere presentata entro e non oltre 5 gg. dal ricevimento della presente;</text:p>
        </text:list-item>
        <text:list-item>
          <text:p text:style-name="P59"><text:soft-page-break/>nella denuncia devono essere riportati gli estremi dell'esecutore delle opere mentre prima dell'inizio dei lavori da comunicare ai sensi dell'art. 26, comma 45 della L.R. 16/08 e s.m.i., occorre trasmettere la documentazione, relativa all'impresa esecutrice, in ottemperanza art. 90 del Decreto Legislativo 9 aprile 2008, n. 81 e s.m.i. ossia:</text:p>
        </text:list-item>
      </text:list>
      <text:p text:style-name="P32">A) Autocertificazione resa dal committente o dal responsabile dei lavori attestante l'avvenuta verifica della documentazione di cui alle lettere a) e b) del comma 9 dell'art. 90 del D. Lgs n. 81/08 e s.m.i. con allegata una fotocopia di un documento di identità valido del dichiarante. </text:p>
      <text:p text:style-name="P33"><text:span text:style-name="T5">B) </text:span><text:span text:style-name="T16">Copia della notifica preliminare,</text:span><text:span text:style-name="T5"> nei casi previsti dall'art. 99 del D. Lgs n. 81/08 e s.m.i,</text:span><text:span text:style-name="T15"> trasmessa</text:span><text:span text:style-name="T5"> </text:span><text:span text:style-name="T11">per via telematica</text:span><text:span text:style-name="T14"> </text:span><text:span text:style-name="T8">(</text:span><text:span text:style-name="Internet_20_link"><text:span text:style-name="T9">pena l'inefficacia della notifica)</text:span></text:span><text:span text:style-name="Internet_20_link"><text:span text:style-name="T12"> a</text:span></text:span><text:span text:style-name="T12">l link </text:span><text:span text:style-name="T13"><text:s/></text:span><text:a xlink:type="simple" xlink:href="https://sendweb.regione.liguria.it/sendweb/welcome" text:style-name="Internet_20_link"><text:span text:style-name="Internet_20_link"><text:span text:style-name="T18">https://sendweb.regione.liguria.it/sendweb/welcome</text:span></text:span></text:a><text:span text:style-name="Internet_20_link"><text:span text:style-name="T18">,</text:span></text:span><text:span text:style-name="Internet_20_link"><text:span text:style-name="T13"> agli organi di vigilanza competenti </text:span></text:span><text:span text:style-name="Internet_20_link"><text:span text:style-name="T17">e copia del</text:span></text:span><text:span text:style-name="T17">la relativa ricevuta di trasmissione</text:span><text:span text:style-name="T13"> on line alla Regione Liguria. </text:span><text:span text:style-name="T17">O</text:span><text:span text:style-name="T16">vvero autocertificazione del committente o dal responsabile dei lavori che il cantiere non è soggetto all'obbligo di notifica preliminare</text:span><text:span text:style-name="T5"> ai sensi dell'art. 99 del citato Decreto con allegata una fotocopia di un documento di identità valido del dichiarante. </text:span><text:span text:style-name="T10">(in riferimento ai punti A e B vedasi modello predisposto dal Settore scaricabile dal sito internet </text:span><text:a xlink:type="simple" xlink:href="http://www.comune.savona.it/" text:style-name="Internet_20_link"><text:span text:style-name="T19">www.comune.savona.it</text:span></text:a><text:a xlink:type="simple" xlink:href="http://www.comune.savona.it/" text:style-name="Internet_20_link"><text:span text:style-name="T19">)</text:span></text:a></text:p>
      <text:p text:style-name="P34"><text:span text:style-name="T5">C) autocertificazione della ditta esecutrice contenente i dati indispensabili al reperimento delle informazioni per l'acquisizione d'ufficio del DURC con allegata una fotocopia di un documento di identità valido del dichiarante </text:span><text:span text:style-name="T10">(vedasi modello predisposto dal Settore scaricabile dal sito internet </text:span><text:a xlink:type="simple" xlink:href="http://www.comune.savona.it/" text:style-name="Internet_20_link"><text:span text:style-name="T34">www.comune.savona.it</text:span></text:a><text:span text:style-name="T10">)</text:span></text:p>
      <text:list xml:id="list8291555381978383036" text:style-name="L2">
        <text:list-item>
          <text:p text:style-name="P60">la realizzazione delle opere relative all'impianto di …………………. <text:span text:style-name="T4">deve essere eseguita da idonee imprese installatrici</text:span> ai sensi del DM 22.1.2008 n. 37 e <text:span text:style-name="T1">quindi non possono essere “realizzate in </text:span><text:span text:style-name="T45">proprio” (come da Lei indicato),</text:span> pertanto nella denuncia devono essere riportati gli estremi dell'esecutore delle opere impiantistiche, mentre prima dell'inizio dei lavori <text:span text:style-name="T1">da comunicare al comune ai sensi dell'art. 26, comma 45 della L.R. 16/08 e s.m.i.,</text:span> occorre trasmettere la documentazione, relativa all'impresa esecutrice, in ottemperanza art. 90 del Decreto Legislativo 9 aprile 2008, n. 81 e s.m.i. ossia:</text:p>
        </text:list-item>
      </text:list>
      <text:p text:style-name="P35">A) Autocertificazione resa dal committente o dal responsabile dei lavori attestante l'avvenuta verifica della documentazione di cui alle lettere a) e b) del comma 9 dell'art. 90 del D. Lgs n. 81/08 e s.m.i. con allegata una fotocopia di un documento di identità valido del dichiarante. </text:p>
      <text:p text:style-name="P33"><text:span text:style-name="T5">B) </text:span><text:span text:style-name="T16">Copia della notifica preliminare,</text:span><text:span text:style-name="T5"> nei casi previsti dall'art. 99 del D. Lgs n. 81/08 e s.m.i,</text:span><text:span text:style-name="T15"> trasmessa</text:span><text:span text:style-name="T5"> </text:span><text:span text:style-name="T11">per via telematica</text:span><text:span text:style-name="T14"> </text:span><text:span text:style-name="T8">(</text:span><text:span text:style-name="Internet_20_link"><text:span text:style-name="T9">pena l'inefficacia della notifica)</text:span></text:span><text:span text:style-name="Internet_20_link"><text:span text:style-name="T12"> a</text:span></text:span><text:span text:style-name="T12">l link </text:span><text:span text:style-name="T13"><text:s/></text:span><text:a xlink:type="simple" xlink:href="https://sendweb.regione.liguria.it/sendweb/welcome" text:style-name="Internet_20_link"><text:span text:style-name="Internet_20_link"><text:span text:style-name="T18">https://sendweb.regione.liguria.it/sendweb/welcome</text:span></text:span></text:a><text:span text:style-name="Internet_20_link"><text:span text:style-name="T18">,</text:span></text:span><text:span text:style-name="Internet_20_link"><text:span text:style-name="T13"> agli organi di vigilanza competenti </text:span></text:span><text:span text:style-name="Internet_20_link"><text:span text:style-name="T17">e copia del</text:span></text:span><text:span text:style-name="T17">la relativa ricevuta di trasmissione</text:span><text:span text:style-name="T13"> on line alla Regione Liguria. </text:span><text:span text:style-name="T17">O</text:span><text:span text:style-name="T16">vvero autocertificazione del committente o dal responsabile dei lavori che il cantiere non è soggetto all'obbligo di notifica preliminare</text:span><text:span text:style-name="T5"> ai sensi dell'art. 99 del citato Decreto con allegata una fotocopia di un documento di identità valido del dichiarante. </text:span><text:span text:style-name="T10">(in riferimento ai punti A e B vedasi modello predisposto dal Settore scaricabile dal sito internet </text:span><text:a xlink:type="simple" xlink:href="http://www.comune.savona.it/" text:style-name="Internet_20_link"><text:span text:style-name="T19">www.comune.savona.it</text:span></text:a><text:a xlink:type="simple" xlink:href="http://www.comune.savona.it/" text:style-name="Internet_20_link"><text:span text:style-name="T19">)</text:span></text:a></text:p>
      <text:p text:style-name="P34"><text:span text:style-name="T5">C) autocertificazione della ditta esecutrice contenente i dati indispensabili al reperimento delle informazioni per l'acquisizione d'ufficio del DURC con allegata una fotocopia di un documento di identità valido del dichiarante </text:span><text:span text:style-name="T10">(vedasi modello predisposto dal Settore scaricabile dal sito internet </text:span><text:a xlink:type="simple" xlink:href="http://www.comune.savona.it/" text:style-name="Internet_20_link"><text:span text:style-name="T34">www.comune.savona.it</text:span></text:a><text:span text:style-name="T10">)</text:span></text:p>
      <text:list xml:id="list4906368231619258769" text:style-name="L3">
        <text:list-item>
          <text:p text:style-name="P61">nella denuncia deve essere riportato il nominativo del Direttore dei Lavori, il quale deve sottoscrivere la denuncia per accettazione dell’incarico di Direzione Lavori;</text:p>
        </text:list-item>
        <text:list-item>
          <text:p text:style-name="P61">tutta la documentazione progettuale deve essere firmata anche dal richiedente della DIA, si invita lo stesso a recarsi presso lo scrivente ufficio (istruttore della pratica [istruttore_tecnico] ) per apporre le firme su quanto presentato, entro 5gg dal ricevimento della presente</text:p>
        </text:list-item>
        <text:list-item>
          <text:p text:style-name="P61">l’intervento in oggetto prevede la realizzazione di opere strutturali portanti, per tali motivi qualora <text:span text:style-name="T1">risulti necessario a termini di legge</text:span> inoltrare all'Ente di vigilanza competente in materia i calcoli statici e la relazione di calcolo a firma di tecnico abilitato, <text:span text:style-name="T1">detta documentazione dovrà essere prodotta in copia allo scrivente</text:span>, prima dell’esecuzione di tali opere. Si ricorda inoltre che, ai sensi della vigente normativa, il committente, l’esecutore e il direttori lavori, sono solidamente responsabili delle opere realizzate.</text:p>
        </text:list-item>
        <text:list-item>
          <text:p text:style-name="P61">l’intervento ricade in zona B della fasce di inondabilità del piano di Bacino vigente e pertanto la relazione tecnica asseverata risulta carente di un elemento normativo fondamentale;</text:p>
        </text:list-item>
        <text:list-item>
          <text:p text:style-name="P61">l’intervento riguarda una zona individuata nei Piani di Bacino vigente, quale area di suscettività al dissesto (<text:span text:style-name="T21">media Pg2, bassa Pg1, molto bassa Pg0</text:span>). E’ necessario pertanto che venga prodotta indagine geologica in conformità alla vigente legislazione in materia, con specifico riferimento al relativo grado di suscettività al dissesto. Tale indagine deve essere volta a definire gli elementi che determinano il livello di pericolosità ed ad <text:soft-page-break/>individuare le modalità tecnico-esecutive dell’intervento, nonché ad attestare che gli stessi non aggravino le condizioni di stabilità del versante, e dichiarare la <text:span text:style-name="Car._20_predefinito_20_paragrafo"><text:span text:style-name="T46">conformità alla normativa geologica di PUC vigente</text:span></text:span></text:p>
        </text:list-item>
        <text:list-item>
          <text:p text:style-name="P61">l’intervento riguarda una zona individuata nei Piani di Bacino vigente, quale area di suscettività al dissesto <text:span text:style-name="T21">(molto elevata Pg4 frana attiva, elevata Pg3a, elevata Pg3b)</text:span><text:span text:style-name="T54"> pertanto dovrà essere presentata apposita istanza all'ufficio competente della Provincia</text:span></text:p>
        </text:list-item>
      </text:list>
      <text:list xml:id="list3825308940213047577" text:style-name="L4">
        <text:list-item>
          <text:p text:style-name="P66">è necessario integrare la denuncia con la seguente documentazione tecnica:</text:p>
        </text:list-item>
      </text:list>
      <text:list xml:id="list8234299793394804075" text:style-name="L5">
        <text:list-item>
          <text:p text:style-name="P62">documentazione attestante il titolo ad eseguire l’intervento da Lei <text:s/>posseduto;</text:p>
        </text:list-item>
        <text:list-item>
          <text:p text:style-name="P62">nota di assenso debitamente sottoscritta dal proprietario dell’immobile completa di dati anagrafici dello stesso;</text:p>
        </text:list-item>
        <text:list-item>
          <text:p text:style-name="P62">stralcio planimetrico della zona, scala minima 1:5000 con la localizzazione dell’immobile oggetto dell’intervento (nel caso di nuova costruzione indicare le relative coordinate cartografiche);</text:p>
        </text:list-item>
        <text:list-item>
          <text:p text:style-name="P63">elaborato contenente<text:span text:style-name="T4"> </text:span>stralcio della carta tecnica regionale in scala 1:5000, stralcio cartografico degli strumenti urbanistici vigenti comunali e sovracomunali e estratto di mappa catastale, stralcio delle carte dei piani di bacino (suscettività dissesto - inondabilità – reticolo idrografico) con evidenziata in ognuno la localizzazione dell’immobile oggetto dell’intervento;</text:p>
        </text:list-item>
        <text:list-item>
          <text:p text:style-name="P62">autocertificazione <text:s/>del proprietario dell’alloggio nella quale venga dichiarata <text:span text:style-name="T21">“ la piena ed esclusiva proprietà della porzione di sottotetto interessata dall’intervento e che ne terzi, ne il condominio e ne altri condomini hanno diritti di sorta su di essa”</text:span></text:p>
        </text:list-item>
        <text:list-item>
          <text:p text:style-name="P62">stralcio planimetrico della Carta Tecnica Regionale in scala 1:5000, con localizzazione dell’immobile oggetto dell’intervento;</text:p>
        </text:list-item>
        <text:list-item>
          <text:p text:style-name="P62">stralcio cartografico degli strumenti urbanistici vigenti comunali e sovracomunali;</text:p>
        </text:list-item>
        <text:list-item>
          <text:p text:style-name="P62">estratto di mappa catastale in scala 1:1000 o 1:2000 con evidenziati i limiti di proprietà;</text:p>
        </text:list-item>
        <text:list-item>
          <text:p text:style-name="P62">documentazione fotografica dello stato dei luoghi e dell’edificio, con planimetria riportante indicati i punti di vista dai quali sono state scattate le fotografie;</text:p>
        </text:list-item>
        <text:list-item>
          <text:p text:style-name="P53"><text:span text:style-name="T26">elaborati grafici debitamente quotati (Stato attuale, Progetto e Raffronto) in scala opportuna, con indicate le superfici e la destinazione d'uso di ogni locale oggetto di intervento </text:span><text:span text:style-name="T39">(piante, prospetti e sezioni)</text:span></text:p>
        </text:list-item>
        <text:list-item>
          <text:p text:style-name="P62">visura e planimetria catastale aggiornata dell’unità immobiliare oggetto dell’intervento</text:p>
        </text:list-item>
        <text:list-item>
          <text:p text:style-name="P53"><text:span text:style-name="T26">documentazione illustrativa e/o progettuale concernente la sicurezza degli impianti ai sensi del DM 22.1.2008 N. 37 e sue modifiche e integrazioni, ovvero progetto dell'impianto </text:span><text:span text:style-name="T40">elettrico</text:span><text:span text:style-name="T26"> ( art. 1 comma 2 lettera </text:span><text:span text:style-name="T40">a),</text:span><text:span text:style-name="T26"> come previsto dall'art. 5 comma 1 del citato DM, redatto da professionista iscritto all'albo, o dal responsabile tecnico dell'impresa installatrice ( schema dell'impianto), nei casi prescritti dall'art. 7 comma 2 del citato DM.</text:span></text:p>
        </text:list-item>
        <text:list-item>
          <text:p text:style-name="P53"><text:span text:style-name="T26">computo degli oneri di costruzione afferenti l’intervento con </text:span><text:span text:style-name="T30">allegati i relativi schemi grafici della superficie di riferimento,</text:span><text:span text:style-name="T26"> come definita dalla legge regionale 7/4/1995 n. 25, ai fini dell’applicazione del contributo di costruzione, eventualmente distinto per differenti destinazioni d’uso qualora si tratti di progetto a funzione mista </text:span><text:span text:style-name="T34">(la superficie di solaio dovrà essere misurata al filo interno dei muri perimetrali, comprensiva dei divisori e con esclusione dei corpi scala, ascensori, superfici e volumi tecnici ed altri locali non computabili ai fini urbanistici in base allo S.U.G. o al R.E.)</text:span></text:p>
        </text:list-item>
        <text:list-item>
          <text:p text:style-name="P62">tavola grafica dimostrativa del soddisfacimento degli standard urbanistici previsti dalle normative vigenti, completa dei relativi calcoli;</text:p>
        </text:list-item>
        <text:list-item>
          <text:p text:style-name="P62">indagine geologica e relazione geotecnica contenente esplicito ottenimento della fattibilità dell’opera redatta in conformità alla vigente legislazione in materia, con specifico riferimento alla valutazione di suscettività al dissesto contenuto nei Piani di Bacino vigenti e alla normativa geologica di PUC</text:p>
        </text:list-item>
        <text:list-item>
          <text:p text:style-name="P58">documentazione progettuale relativa alla sistemazione del verde, secondo le disposizioni di cui all'art.22 del Titolo V del “Regolamento della Convivenza Civile e Carta Etica” (approvato con Deliberazione del Consiglio Comunale n° 39 del 18/12/2014 – esecutivo dal 01/12/2014) in particolare:</text:p>
        </text:list-item>
      </text:list>
      <text:list xml:id="list5619602531703402089" text:style-name="L6">
        <text:list-item>
          <text:p text:style-name="P70">progetto della sistemazione a verde in scala 1:200</text:p>
        </text:list-item>
        <text:list-item>
          <text:p text:style-name="P72">relazione tecnica redatta a cura di professionista iscritto al Collegio dei Periti Agrari o all'Ordine dei Dottori Agronomi e dei Dottori Forestali</text:p>
        </text:list-item>
      </text:list>
      <text:list xml:id="list7772050943549502515" text:style-name="L7">
        <text:list-item>
          <text:p text:style-name="P54"><text:span text:style-name="T26">copia del modello ISTAT/201 </text:span><text:span text:style-name="T52">da </text:span><text:span text:style-name="T53">compilare via WEB sul sito ISTAT ( </text:span><text:a xlink:type="simple" xlink:href="https://indata.istat.it/pdc" text:style-name="Internet_20_link"><text:span text:style-name="T37">https://indata.istat.it/pdc</text:span></text:a><text:span text:style-name="T53"> ), nell'area riservata al Comune di Savona, e copia della ricevuta di avvenuta compilazione del modello ISTAT/201</text:span></text:p>
        </text:list-item>
        <text:list-item>
          <text:p text:style-name="P54"><text:soft-page-break/><text:span text:style-name="T26">copia dell’atto unilaterale di vincolo della costruzione in progetto alla destinazione d’uso a box ai sensi e per gli effetti dell’art. 9 della L. 122/89 contenente l’impegno a trasmettere a questo Comune gli atti di vincolo di pertinenzialità esclusiva e indivisibile del box in progetto a favore di unità immobiliari ubicate in edifici circostanti l’area interessata dall’intervento e ricompresi nel raggio di metri 500, impegnandosi a non alienarle separatamente (oppure copia dell’atto unilaterale di vincolo di pertinenzialità esclusiva e indivisibile del box in progetto ai sensi e per gli effetti dell’art. 9 della L. 122/89 a favore di unità immobiliari ubicate in edifici circostanti l’area interessata dall’intervento e ricompresi nel raggio di metri 500, impegnandosi a non alienarle separatamente); (oppure copia dell’atto unilaterale di vincolo dei box alle rispettive unità immobiliari che si andranno a creare, come richiesto dall’art. 2 comma 3 della L.R. n. 24/01) per la definizione di tale atto potrà essere preso contatto con l’ufficio scrivente ritirando presso lo stesso, opportuno fac simile. </text:span><text:span text:style-name="T34"><text:s/></text:span><text:span text:style-name="T36">(da togliere in caso di box x legge sottotetti perché non abbiamo fac simile)</text:span></text:p>
        </text:list-item>
        <text:list-item>
          <text:p text:style-name="P54"><text:span text:style-name="T38">parere preventivo in materia ai fini della prevenzione incendi </text:span><text:span text:style-name="T35">(se del caso)</text:span><text:span text:style-name="T38"> rilasciato dal Comando Provinciale dei Vigili del Fuoco o </text:span><text:span text:style-name="T31">dichiarazione specifica</text:span><text:span text:style-name="T38"> sottoscritta d</text:span><text:span text:style-name="T41">al progettista che attesti di aver adempiuto agli adempimenti obbligatori previsti dalla vigente normativa in materia di prevenzione incendi in riferimento all'attività in argomento (di cui all'Allegato I del DPR 1 agosto 2011 n.151 e smi) e </text:span><text:span text:style-name="T35">(se del caso)</text:span><text:span text:style-name="T41"> di aver presentato le pratiche autorizzative presso gli organi competenti in materia (allegare copia del provvedimento);</text:span></text:p>
        </text:list-item>
        <text:list-item>
          <text:p text:style-name="P54"><text:span text:style-name="T41">(sempre per la prevenzione incendi) dichiarazione del progettista che la documentazione presentata e/o autorizzata dal Comando dei Vigili del Fuoco ai sensi del DPR 1 agosto 2011 n.151 e smi, </text:span><text:span text:style-name="T42">è conforme a quanto prodotto allegato alla DIA in oggetto</text:span></text:p>
        </text:list-item>
      </text:list>
      <text:list xml:id="list6317769864147560012" text:style-name="L8">
        <text:list-item>
          <text:p text:style-name="P64">elaborati grafici e relazione tecnica con la dichiarazione di conformità dell’intervento alla normativa in materia di abbattimento delle barriere architettoniche;</text:p>
        </text:list-item>
        <text:list-item>
          <text:p text:style-name="P64">la denuncia riguarda un intervento di …....................., per cui Lei dovrà richiedere la preventiva autorizzazione al civico Settore ….....................<text:span text:style-name="T21"> </text:span><text:span text:style-name="T22">(esempio nel caso di: fossa imhoff, taglio alberi, ecc...)</text:span>;</text:p>
        </text:list-item>
      </text:list>
      <text:list xml:id="list5158256910483254444" text:style-name="L9">
        <text:list-item>
          <text:p text:style-name="P55"><text:span text:style-name="T26">la denuncia riguarda un intervento in zona sottoposta a vincolo idrogeologico, a sensi della L.R. 4/99, per cui si dovrà provvedere a presentare istanza di autorizzazione o denuncia di inizio attività al </text:span><text:span text:style-name="T28">Servizio Ambiente di questo Comune, competente in materia di vincolo idrogeologico</text:span><text:span text:style-name="T26"> secondo la modulistica predisposta e reperibile sul sito </text:span><text:span text:style-name="T5">internet </text:span><text:span text:style-name="Hyperlink"><text:span text:style-name="T26">www.comune.savona.it</text:span></text:span><text:span text:style-name="T5"> /Ambiente/Tutela Ambientale)</text:span><text:span text:style-name="T26">; copia della suddetta DIA (con indicati gli estremi di presentazione) ovvero copia della suddetta autorizzazione </text:span><text:span text:style-name="T30">dovrà essere trasmessa allo scrivente ufficio</text:span><text:span text:style-name="T26"> con allegata autocertificazione nella quale si dichiari: - nel caso di DIA ex L.R. 4/99 che gli elaborati presentati al Servizio Ambiente sono conformi a quelli allegati alla DIA in oggetto e che non sono pervenute osservazioni, richieste di integrazioni o di interruzione dei termini o esplicito diniego da parte del Servizio Ambiente; - nel caso di autorizzazione, che gli elaborati allegati alla DIA in oggetto sono conformi agli elaborati allegati all’autorizzazione ai sensi della L.R. 4/99 e smi rilasciata dal Servizio Ambiente;</text:span></text:p>
        </text:list-item>
        <text:list-item>
          <text:p text:style-name="P71"><text:span text:style-name="T49">(nel caso in cui manca il progetto impianto termico) </text:span>progetto dell’impianto termico, redatto ai sensi della vigente normativa nazionale in materia di utilizzo delle fonti energetiche rinnovabili e di risparmio energetico e ai sensi della L.R. n.22 del 29.05.2007 <text:span text:style-name="T48">(come modificata dalla L.R. n.23 del 30/07/2012) </text:span>e relativo Regolamento regionale di attuazione n. 6 del 13.11.2012, modificato dal Regolamento regionale n. 1 del 06/03/2015 e dall’art. 54 del vigente Regolamento Edilizio</text:p>
        </text:list-item>
      </text:list>
      <text:list xml:id="list6373276885906956890" text:style-name="L10">
        <text:list-item>
          <text:p text:style-name="P69"><text:span text:style-name="T26">(nel caso di progetto impianto termico presentato incompleto) la dichiarazione di rispondenza del progetto dell'impianto termico prodotta a firma del Ing….......... risulta incompleta, è necessario che pervenga nuova dichiarazione del progettista che attesti la conformità oltre che alle normative nazionali vigenti in materia di contenimento del consumo energetico degli edifici, </text:span><text:span text:style-name="T34">anche alle normative regionali e comunali in materia ed in particolare </text:span><text:span text:style-name="T50">a quanto prescritto dalla L.R. n.22 del 29.05.2007 e s.m.i (come modificata dalla L.R. n.23 del 30/07/2012) e dal relativo Regolamento di attuazione emanato con DPRG n.6 del 13.11.2012 modificato dal Regolamento Regionale n.1 del 06/03/2015 ed in osservanza dei disposti dell'art.54 del vigente Regolamento <text:s/>edilizio del Comune di Savona</text:span></text:p>
        </text:list-item>
        <text:list-item>
          <text:p text:style-name="P73"><text:span text:style-name="T38">integrazione alla relazione tecnica con la puntuale descrizione delle opere riguardanti le modifiche dell’impianto termico esistente, dovrà essere precisata: la potenza del generatore termico da sostituire e quello di nuova installazione e la modalità di evacuazione dei fumi dello stesso.In merito si rammenta che nel caso che l’intervento relativo all’impianto si configuri nella </text:span><text:span text:style-name="T35">“ristrutturazione dell'impianto termico” </text:span><text:span text:style-name="T41">(sec</text:span><text:span text:style-name="T38">ondo le definizioni di cui al DPR 26 agosto 1993 n. 412 che reca il regolamento di cui alla legge n. 10/91 e in conformità alle norme D. Lgs n. 311/06), </text:span><text:span text:style-name="T32">è necessario presentare il progetto dell'impianto</text:span><text:span text:style-name="T38"> della vigente normativa nazionale in materia di utilizzo delle fonti energetiche rinnovabili e di risparmio energetico e ai sensi della L.R. n.22 del 29.05.2007 </text:span><text:span text:style-name="T51">(come modificata dalla L.R. n.23 del 30/07/2012) </text:span><text:span text:style-name="T38">e relativo Regolamento regionale di attuazione n. 6 </text:span><text:soft-page-break/><text:span text:style-name="T38">del 13.11.2012, modificato dal Regolamento regionale n. 1 del 06/03/2015 e dall’art. 54 del vigente Regolamento Edilizio</text:span></text:p>
        </text:list-item>
        <text:list-item>
          <text:p text:style-name="P67">nuova relazione tecnica sostitutiva in quanto:</text:p>
        </text:list-item>
      </text:list>
      <text:list xml:id="list1670171869676672272" text:style-name="WW8Num9">
        <text:list-item>
          <text:list>
            <text:list-item>
              <text:p text:style-name="P65">l’asseverazione contenuta nella relazione tecnica prodotta non è espressa nella forma stabilita dal comma 2 dell’art. 26 della L.R. 16/08 e smi;</text:p>
            </text:list-item>
            <text:list-item>
              <text:p text:style-name="P65">la relazione prodotta non contiene la dichiarazione specifica relativa ad eventuali vincoli gravanti sulla zona interessata e/o edifici oggetto di intervento; </text:p>
            </text:list-item>
            <text:list-item>
              <text:p text:style-name="P65">non è stata fornita la dimostrazione di conformità dell’intervento con la normativa di livello puntuale paesistico di cui all’elaborato St. 5 del PUC.</text:p>
            </text:list-item>
          </text:list>
        </text:list-item>
      </text:list>
      <text:list xml:id="list113804117155311" text:continue-list="list6373276885906956890" text:style-name="L10">
        <text:list-item>
          <text:p text:style-name="P56"><text:span text:style-name="T38">la relazione tecnica prodotta non è conforme a quanto prescritto dal comma 2 dell’art. 26 della L.R. 16/08 e smi: </text:span><text:span text:style-name="T31">manca infatti l’asseverazione esplicita del progettista</text:span><text:span text:style-name="T38">; è quindi necessario che pervenga al Comune una relazione a firma del professionista abilitato alla progettazione che asseveri:</text:span></text:p>
        </text:list-item>
      </text:list>
      <text:list xml:id="list2230795114716869184" text:style-name="WW8Num11">
        <text:list-item>
          <text:p text:style-name="P74">la riconducibilità delle opere da realizzare alle fattispecie indicate all’art. 23 della L.R. n. 16/08 e smi</text:p>
        </text:list-item>
        <text:list-item>
          <text:p text:style-name="P76">la conformità delle opere da realizzare rispetto ai piani territoriali di livello sovracomunale e agli strumenti urbanistici comunali vigenti o adottati e ai regolamenti edilizi vigenti, nonché il rispetto delle norme di sicurezza , di quelle igienico-sanitarie e di tutte le disposizioni applicabili per l’esecuzione delle opere.</text:p>
        </text:list-item>
      </text:list>
      <text:p text:style-name="P30">Si ricorda che tale asseverazione costituisce il presupposto fondamentale della Denuncia di Inizio Attività ai sensi dell’art. 42, comma 3 della L.R. 16/08 smi, così come definita dalla legislazione in materia.</text:p>
      <text:p text:style-name="P30">Inoltre si rammenta l'obbligo del rispetto della normativa regionale <text:span text:style-name="T1">per la prevenzione delle cadute dall'alto nei cantieri edili</text:span> introdotta con la L.R. n.5 del 15/02/2010, modificata dalla L.R. 43 del 17.12.2012. La normativa sopraccitata prevede l'obbligo di realizzare un sistema di ancoraggio permanente e sicuro per i lavoratori che operano sul tetto, a tal fine è necessario trasmettere:</text:p>
      <text:list xml:id="list113804117165037" text:continue-numbering="true" text:style-name="WW8Num11">
        <text:list-item>
          <text:p text:style-name="P75">elaborato planimetrico contenente l’individuazione dei punti di installazione dei dispositivi di ancoraggio, degli accessi e dei percorsi;</text:p>
        </text:list-item>
        <text:list-item>
          <text:p text:style-name="P77">relazione di calcolo di verifica della resistenza dei punti di ancoraggio rilasciata dal progettista stesso o da altro professionista abilitato</text:p>
        </text:list-item>
      </text:list>
      <text:p text:style-name="P37"><text:tab/>Infine essendo previsti movimenti terra dovrà essere prodotta la documentazione relativa alle terre e rocce da scavo con gli adempimenti a seconda del caso:</text:p>
      <text:list xml:id="list3919805197196241747" text:style-name="L11">
        <text:list-item>
          <text:p text:style-name="P79"><text:span text:style-name="T26">nel caso in cui </text:span><text:span text:style-name="Car._20_predefinito_20_paragrafo"><text:span text:style-name="T27">non sia previsto il riutilizzo</text:span></text:span><text:span text:style-name="T26"> delle terre e rocce da scavo derivanti dall’intervento in oggetto, dovrà essere fornita una dichiarazione, resa sottoforma di autocertificazione ai sensi dell'art. 46 del DPR 445 del 28/12/2000, a firma del richiedente circa il </text:span><text:span text:style-name="Car._20_predefinito_20_paragrafo"><text:span text:style-name="T29">conferimento in discarica,</text:span></text:span><text:span text:style-name="T26"> <text:s/>delle stesse, attenendosi a quanto previsto dalle vigenti norme in materia </text:span><text:span text:style-name="Car._20_predefinito_20_paragrafo"><text:span text:style-name="T33">(</text:span></text:span><text:span text:style-name="Car._20_predefinito_20_paragrafo"><text:span text:style-name="T6">vedasi modello </text:span></text:span><text:span text:style-name="Car._20_predefinito_20_paragrafo"><text:span text:style-name="T7">“Autocertificazione terre da scavo presso discarica”</text:span></text:span><text:span text:style-name="Car._20_predefinito_20_paragrafo"><text:span text:style-name="T6"> predisposto dal Settore scaricabile dal sito internet <text:s text:c="2"/></text:span></text:span><text:a xlink:type="simple" xlink:href="http://www.comune.savona.it/" text:style-name="Internet_20_link"><text:span text:style-name="Hyperlink"><text:span text:style-name="T33">www.comune.savona.it</text:span></text:span></text:a><text:span text:style-name="Hyperlink"><text:span text:style-name="T33">)</text:span></text:span></text:p>
        </text:list-item>
        <text:list-item>
          <text:p text:style-name="P79"><text:span text:style-name="T26">nel caso in cui </text:span><text:span text:style-name="Car._20_predefinito_20_paragrafo"><text:span text:style-name="T28">ne sia previsto il riutilizzo</text:span></text:span><text:span text:style-name="T28"> per i reinterri o riempimenti in sito o in altre aree,</text:span><text:span text:style-name="T26"> dovranno essere attivate le procedure previste dalla normativa vigente come modificata dalla D.G.R. 15.11.2013 n° 1423, presso l'Ente preposto alla vigilanza (ARPAL) e dovrà essere prodotta al Comune la dichiarazione sostitutiva dell'atto di notorietà, ai sensi dell'art. 46 del DPR 445 del 28/12/2000, a firma del richiedente </text:span><text:span text:style-name="Car._20_predefinito_20_paragrafo"><text:span text:style-name="T33">(</text:span></text:span><text:span text:style-name="Car._20_predefinito_20_paragrafo"><text:span text:style-name="T6">vedasi modello </text:span></text:span><text:span text:style-name="Car._20_predefinito_20_paragrafo"><text:span text:style-name="T7">“Autocertificazione terre da scavo riutilizzo in sito”</text:span></text:span><text:span text:style-name="Car._20_predefinito_20_paragrafo"><text:span text:style-name="T6"> predisposto dal Settore scaricabile dal sito internet <text:s text:c="2"/></text:span></text:span><text:span text:style-name="Hyperlink"><text:span text:style-name="T33">www.comune.savona.it)</text:span></text:span></text:p>
        </text:list-item>
        <text:list-item>
          <text:p text:style-name="P80"><text:span text:style-name="Hyperlink"><text:span text:style-name="T47">nel caso in cui occorresse effettuare dei riempimenti o dei riporti è necessario che ciò avvenga con materiali idonei e qualora detti materiali provengano da altri cantieri per gli stessi dovrà essere stata espletata la procedura prevista a termini delle vigenti normative in materia, da parte del titolare del cantiere di provenienza.</text:span></text:span></text:p>
        </text:list-item>
      </text:list>
      <text:p text:style-name="P36"/>
      <text:p text:style-name="P29"><text:span text:style-name="T2">Si precisa che l'effettiva possibilità di insediamento di attività commerciali (non espressamente proposta nella dia e pertanto non oggetto di valutazione ed assenso per la pratica presentata) dovrà essere preventivamente verificata dalla proprietà e/o soggetti interessati sulla base della vigente normativa commerciale di cui alla L.R. 1/2007 e relativo regolamento ed alla normativa commerciale contenuta negli strumenti urbanistici vigenti, nonché sulla base di altre disposizioni comunali in materia – queste ultime da verificare con l'ufficio commercio.</text:span> </text:p>
      <text:p text:style-name="P31">Pertanto, fino ad avvenuta acquisizione di quanto richiesto, i termini di cui al comma 1 dell’art. 26 della Legge 16/08 e s.m.i. sono interrotti e decorreranno nuovamente per intero a partire dalla data di presentazione della documentazione integrativa. </text:p>
      <text:p text:style-name="P31"><text:soft-page-break/>Si ricorda che ai sensi dell’art. 90 comma 10, del D. Lgs. 81/08 e s.m.i. <text:s/>in assenza degli adempimenti di legge ivi indicati è sospesa l’efficacia del titolo abilitativo e ciò anche in caso di variazione dell’impresa esecutrice dei lavori.</text:p>
      <text:p text:style-name="P38">Distinti saluti.</text:p>
      <text:p text:style-name="P40"/>
      <table:table table:name="Tabella4" table:style-name="Tabella4">
        <table:table-column table:style-name="Tabella4.A"/>
        <table:table-column table:style-name="Tabella4.B"/>
        <table:table-row table:style-name="Tabella4.1">
          <table:table-cell table:style-name="Tabella4.A1" office:value-type="string">
            <text:p text:style-name="P42">L’istruttore tecnico</text:p>
            <text:p text:style-name="P42">[istruttore_tecnico]</text:p>
          </table:table-cell>
          <table:table-cell table:style-name="Tabella4.A1" office:value-type="string">
            <text:p text:style-name="P41"/>
          </table:table-cell>
        </table:table-row>
        <table:table-row table:style-name="Tabella4.1">
          <table:table-cell table:style-name="Tabella4.A1" office:value-type="string">
            <text:p text:style-name="P41"/>
          </table:table-cell>
          <table:table-cell table:style-name="Tabella4.A1" office:value-type="string">
            <text:p text:style-name="P39">Il Responsabile del Servizio Edilizia Privata</text:p>
            <text:p text:style-name="P39">Geom. Ivo Maffioli</text:p>
          </table:table-cell>
        </table:table-row>
      </table:table>
      <text:p text:style-name="P9"/>
      <text:h text:style-name="P78" text:outline-level="1">Informativa ai sensi dell’articolo 13 del D.Lgs 30 giugno 2003 n.196</text:h>
      <text:p text:style-name="P44"/>
      <text:p text:style-name="P44">Il D.Lgs 30 giugno 2003 n.196, Codice in materia di protezione dei dati personali, prevede un sistema di garanzie a tutela dei trattamenti che vengono effettuati sui dati personali. Di seguito si illustra sinteticamente come verranno utilizzati i dati conferiti nell’istanza di permesso di costruire e nella documentazione alle stesse allegate e quali sono i diritti del cittadino.</text:p>
      <text:p text:style-name="P15"/>
      <text:p text:style-name="P47">Finalità del trattamento.</text:p>
      <text:p text:style-name="P44">Il Comune di Savona, Settore Pianificazione Territoriale, desidera informarLa che la compilazione della denuncia di inizio attività, comporta il conferimento di vari dati personali, che verranno trattati dal Comune di Savona per le finalità di applicazione della disciplina in materia urbanistico-edilizia.</text:p>
      <text:p text:style-name="P14"/>
      <text:p text:style-name="P44">I dati in possesso del Comune di Savona possono essere comunicati ad altri soggetti pubblici, in presenza di una norma di legge o di regolamento, ovvero, quando tale comunicazione sia comunque necessaria per lo svolgimento di funzioni istituzionali, previa comunicazione al Garante.</text:p>
      <text:p text:style-name="P14"/>
      <text:p text:style-name="P44">Gli stessi dati possono altresì essere comunicati a privati o enti pubblici economici qualora ciò sia previsto da una norma di legge o di regolamento.</text:p>
      <text:p text:style-name="P48"/>
      <text:p text:style-name="P46">Dati personali.</text:p>
      <text:p text:style-name="P44">I dati richiesti devono essere indicati obbligatoriamente onde rendere possibile le verifiche sulla denuncia di inizio attività.</text:p>
      <text:p text:style-name="P44">Il rifiuto di fornire i dati richiesti comporterà l’impossibilità di rendere efficace la Sua denuncia.</text:p>
      <text:p text:style-name="P48"/>
      <text:p text:style-name="P46">Modalità di trattamento.</text:p>
      <text:p text:style-name="P44">I dati verranno trattati con modalità prevalentemente informatizzate e con logiche pienamente rispondenti alle finalità da perseguire anche mediante:</text:p>
      <text:p text:style-name="P44">Verifiche dei dati esposti nella domanda e documentazione allegata con altri dati in possesso del Comune di Savona;</text:p>
      <text:p text:style-name="P44">Verifiche dei dati contenuti nella domanda e nella documentazione allegata con i dati in possesso di altri organismi.</text:p>
      <text:p text:style-name="P48"/>
      <text:p text:style-name="P46">Titolari del trattamento.</text:p>
      <text:p text:style-name="P45"><text:span text:style-name="T24">Il Comune di Savona assume la qualifica </text:span><text:span text:style-name="T20">di titolare del trattamento dei dati personali</text:span><text:span text:style-name="T24">.</text:span></text:p>
      <text:p text:style-name="P44">Il responsabile del trattamento dei dati personali è il Direttore del Settore Pianificazione Territoriale Arch. Giovanna Macario.</text:p>
      <text:p text:style-name="P48"/>
      <text:p text:style-name="P46">Diritti dell’interessato.</text:p>
      <text:p text:style-name="P44">Presso il titolare o il responsabile del trattamento l’interessato può accedere ai propri dati personali per verificarne l’utilizzo o, eventualmente, per correggerli, aggiornarli, nei limiti previsti dalla legge, ovvero per opporsi al loro trattamento o chiederne la cancellazione, se trattati in violazione di legge.</text:p>
      <text:p text:style-name="P48"/>
      <text:p text:style-name="P46">Consenso.</text:p>
      <text:p text:style-name="P44">Il Comune di Savona, in quanto soggetto pubblico, non deve acquisire il consenso degli interessati per poter trattare i loro dati personali.</text:p>
      <text:p text:style-name="P49"/>
      <text:p text:style-name="P4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MS Sans Serif" svg:font-family="'MS Sans Serif'"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it" fo:country="IT"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family="'Times New Roman'" style:font-family-generic="roman" style:font-pitch="variable" fo:font-size="10pt" fo:language="it" fo:country="I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text-align="justify" style:justify-single-word="false"/>
      <style:text-properties fo:font-size="12pt" style:font-size-asian="12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punctuation-wrap="hanging" style:vertical-align="auto"/>
      <style:text-properties style:font-name="Arial" fo:font-family="Arial" style:font-family-generic="swiss" style:font-pitch="variable" fo:font-size="11pt" fo:font-weight="bold" style:font-name-asian="Arial Unicode MS" style:font-family-asian="'Arial Unicode MS'" style:font-family-generic-asian="swiss" style:font-pitch-asian="variable" style:font-size-asian="11pt" style:font-weight-asian="bold" style:font-name-complex="Arial" style:font-family-complex="Arial" style:font-family-generic-complex="swiss" style:font-pitch-complex="variable" style:font-size-complex="11pt" style:font-weight-complex="bold"/>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Body_20_Text_20_2" style:display-name="Body Text 2" style:family="paragraph" style:parent-style-name="Standard">
      <style:paragraph-properties fo:margin-left="0.501cm" fo:margin-right="0cm" fo:margin-top="0cm" fo:margin-bottom="0cm" style:contextual-spacing="false" fo:text-align="justify" style:justify-single-word="false" fo:orphans="0" fo:widows="0" fo:text-indent="-0.501cm" style:auto-text-indent="false">
        <style:tab-stops>
          <style:tab-stop style:position="0.501cm"/>
        </style:tab-stops>
      </style:paragraph-properties>
      <style:text-properties fo:font-size="11pt" style:font-size-asian="11pt"/>
    </style:style>
    <style:style style:name="Text_20_body_20_indent" style:display-name="Text body indent" style:family="paragraph" style:parent-style-name="Standard" style:class="text">
      <style:paragraph-properties fo:margin-left="0.635cm" fo:margin-right="0cm" fo:margin-top="0cm" fo:margin-bottom="0cm" style:contextual-spacing="false" fo:text-align="justify" style:justify-single-word="false" fo:text-indent="0.614cm" style:auto-text-indent="false"/>
      <style:text-properties fo:font-size="12pt" fo:font-weight="bold" style:font-size-asian="12pt" style:font-weight-asian="bold" style:font-weight-complex="bold"/>
    </style:style>
    <style:style style:name="Normale_20__28_Web_29_" style:display-name="Normale (Web)" style:family="paragraph" style:parent-style-name="Standard">
      <style:paragraph-properties fo:margin-top="0.176cm" fo:margin-bottom="0.21cm" style:contextual-spacing="false" style:text-autospace="ideograph-alpha" style:punctuation-wrap="hanging" style:vertical-align="auto"/>
      <style:text-properties style:font-name="Arial Unicode MS" fo:font-family="'Arial Unicode MS'" style:font-family-generic="swiss" style:font-pitch="variable" fo:font-size="12pt" style:font-name-asian="Arial Unicode MS" style:font-family-asian="'Arial Unicode MS'" style:font-family-generic-asian="swiss" style:font-pitch-asian="variable" style:font-size-asian="12pt" style:font-name-complex="Arial Unicode MS" style:font-family-complex="'Arial Unicode MS'" style:font-family-generic-complex="swiss" style:font-pitch-complex="variable"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Normale" style:family="paragraph">
      <style:paragraph-properties fo:hyphenation-ladder-count="no-limit" style:text-autospace="none" style:punctuation-wrap="simple" style:vertical-align="baseline"/>
      <style:text-properties fo:hyphenate="false" fo:hyphenation-remain-char-count="2" fo:hyphenation-push-char-count="2"/>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WW8Num1z0" style:family="text"/>
    <style:style style:name="WW8Num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5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5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6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6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6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style:font-name="Wingdings" fo:font-family="Wingdings" style:font-pitch="variable" style:font-charset="x-symbol" fo:background-color="#ffff00" style:font-name-complex="Wingdings" style:font-family-complex="Wingdings" style:font-pitch-complex="variable" style:font-charset-complex="x-symbol"/>
    </style:style>
    <style:style style:name="WW8Num9z1" style:family="text"/>
    <style:style style:name="WW8Num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4" style:family="text">
      <style:text-properties style:font-name="Courier New" fo:font-family="'Courier New'" style:font-family-generic="modern" style:font-name-complex="Courier New" style:font-family-complex="'Courier New'" style:font-family-generic-complex="modern"/>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0" style:family="text"/>
    <style:style style:name="WW8Num1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8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8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9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9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9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1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1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2z1" style:family="text"/>
    <style:style style:name="WW8Num2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2z4" style:family="text">
      <style:text-properties style:font-name="Courier New" fo:font-family="'Courier New'" style:font-family-generic="modern" style:font-name-complex="Courier New" style:font-family-complex="'Courier New'" style:font-family-generic-complex="modern"/>
    </style:style>
    <style:style style:name="WW8Num2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1" style:family="text">
      <style:text-properties style:font-name="Courier New" fo:font-family="'Courier New'" style:font-family-generic="modern" style:font-name-complex="Courier New" style:font-family-complex="'Courier New'" style:font-family-generic-complex="modern"/>
    </style:style>
    <style:style style:name="WW8Num2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4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4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4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5z1" style:family="text"/>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4" style:family="text">
      <style:text-properties style:font-name="Courier New" fo:font-family="'Courier New'" style:font-family-generic="modern" style:font-name-complex="Courier New" style:font-family-complex="'Courier New'" style:font-family-generic-complex="modern"/>
    </style:style>
    <style:style style:name="WW8Num26z0" style:family="text"/>
    <style:style style:name="WW8Num27z0" style:family="text"/>
    <style:style style:name="WW8Num28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9z0" style:family="text">
      <style:text-properties style:font-name="Wingdings" fo:font-family="Wingdings" style:font-pitch="variable" style:font-charset="x-symbol" fo:font-size="8pt" style:font-size-asian="8pt" style:font-name-complex="Times New Roman" style:font-family-complex="'Times New Roman'" style:font-family-generic-complex="roman" style:font-pitch-complex="variable" style:font-size-complex="8pt"/>
    </style:style>
    <style:style style:name="WW8Num30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3z0" style:family="text"/>
    <style:style style:name="WW8Num33z1"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8Num3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4z1" style:family="text"/>
    <style:style style:name="WW8Num3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4z4" style:family="text">
      <style:text-properties style:font-name="Courier New" fo:font-family="'Courier New'" style:font-family-generic="modern" style:font-name-complex="Courier New" style:font-family-complex="'Courier New'" style:font-family-generic-complex="modern"/>
    </style:style>
    <style:style style:name="WW8Num3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5z1" style:family="text">
      <style:text-properties style:font-name="Courier New" fo:font-family="'Courier New'" style:font-family-generic="modern" style:font-name-complex="Courier New" style:font-family-complex="'Courier New'" style:font-family-generic-complex="modern"/>
    </style:style>
    <style:style style:name="WW8Num3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6z0" style:family="text"/>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St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1z1" style:family="text">
      <style:text-properties style:font-name="Courier New" fo:font-family="'Courier New'" style:font-family-generic="modern" style:font-name-complex="Courier New" style:font-family-complex="'Courier New'" style:font-family-generic-complex="modern"/>
    </style:style>
    <style:style style:name="WW8NumSt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St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4z0" style:family="text">
      <style:text-properties style:font-name="Symbol" fo:font-family="Symbol" style:font-family-generic="roman" style:font-pitch="variable" style:font-charset="x-symbol" fo:font-size="8pt" style:font-size-asian="8pt" style:font-name-complex="Symbol" style:font-family-complex="Symbol" style:font-family-generic-complex="roman" style:font-pitch-complex="variable" style:font-charset-complex="x-symbol"/>
    </style:style>
    <style:style style:name="WW8NumSt10z0" style:family="text">
      <style:text-properties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Car._20_predefinito_20_paragrafo" style:display-name="Car. predefinito paragrafo" style:family="text"/>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Hyperlink" style:family="text" style:parent-style-name="Car._20_predefinito_20_paragrafo">
      <style:text-properties fo:color="#0000ff"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prefix="" style:num-format="">
        <style:list-level-properties text:list-level-position-and-space-mode="label-alignment">
          <style:list-level-label-alignment text:label-followed-by="nothing"/>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884cm" fo:text-indent="-0.635cm" fo:margin-left="1.884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4.424cm" fo:text-indent="-0.318cm" fo:margin-left="4.424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8.234cm" fo:text-indent="-0.318cm" fo:margin-left="8.234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9.504cm" fo:text-indent="-0.635cm" fo:margin-left="9.504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10.774cm" fo:text-indent="-0.635cm" fo:margin-left="10.774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12.044cm"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7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7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8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8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2" text:style-name="WW8Num9z1" style:num-suffix="." style:num-format="1">
        <style:list-level-properties text:list-level-position-and-space-mode="label-alignment">
          <style:list-level-label-alignment text:label-followed-by="listtab" text:list-tab-stop-position="0.499cm" fo:text-indent="-0.499cm" fo:margin-left="2.404cm"/>
        </style:list-level-properties>
      </text:list-level-style-number>
      <text:list-level-style-bullet text:level="3" text:style-name="WW8Num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499cm" fo:text-indent="-0.499cm" fo:margin-left="1.498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3.538cm" fo:text-indent="-0.635cm" fo:margin-left="3.538cm"/>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4.808cm" fo:text-indent="-0.635cm" fo:margin-left="4.808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6.078cm" fo:text-indent="-0.635cm" fo:margin-left="6.07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7.348cm" fo:text-indent="-0.635cm" fo:margin-left="7.348cm"/>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8.618cm" fo:text-indent="-0.635cm" fo:margin-left="8.618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9.888cm" fo:text-indent="-0.635cm" fo:margin-left="9.888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1.158cm" fo:text-indent="-0.635cm" fo:margin-left="11.158cm"/>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12.428cm" fo:text-indent="-0.635cm" fo:margin-left="12.42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2z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1"/>
      </text:list-level-style-bullet>
      <text:list-level-style-bullet text:level="3"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1"/>
      </text:list-level-style-bullet>
      <text:list-level-style-bullet text:level="6" text:style-name="WW8Num1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1"/>
      </text:list-level-style-bullet>
      <text:list-level-style-bullet text:level="9"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4z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1"/>
      </text:list-level-style-bullet>
      <text:list-level-style-bullet text:level="3"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1"/>
      </text:list-level-style-bullet>
      <text:list-level-style-bullet text:level="6" text:style-name="WW8Num1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1"/>
      </text:list-level-style-bullet>
      <text:list-level-style-bullet text:level="9"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635cm" fo:text-indent="-0.801cm" fo:margin-left="1.635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3.175cm" fo:text-indent="-0.635cm" fo:margin-left="3.175cm"/>
        </style:list-level-properties>
        <style:text-properties style:font-name="Courier New1"/>
      </text:list-level-style-bullet>
      <text:list-level-style-bullet text:level="3" text:style-name="WW8Num15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1"/>
      </text:list-level-style-bullet>
      <text:list-level-style-bullet text:level="6" text:style-name="WW8Num15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1"/>
      </text:list-level-style-bullet>
      <text:list-level-style-bullet text:level="9" text:style-name="WW8Num15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number text:level="2" text:style-name="WW8Num17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9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9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cm" fo:text-indent="-0.801cm" fo:margin-left="1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2.706cm" fo:text-indent="-0.635cm" fo:margin-left="2.706cm"/>
        </style:list-level-properties>
        <style:text-properties style:font-name="Wingdings"/>
      </text:list-level-style-bullet>
      <text:list-level-style-number text:level="2" text:style-name="WW8Num22z1" style:num-suffix="." style:num-format="1">
        <style:list-level-properties text:list-level-position-and-space-mode="label-alignment">
          <style:list-level-label-alignment text:label-followed-by="listtab" text:list-tab-stop-position="3.976cm" fo:text-indent="-0.635cm" fo:margin-left="3.976cm"/>
        </style:list-level-properties>
      </text:list-level-style-number>
      <text:list-level-style-bullet text:level="3" text:style-name="WW8Num22z0" style:num-suffix="." text:bullet-char="">
        <style:list-level-properties text:list-level-position-and-space-mode="label-alignment">
          <style:list-level-label-alignment text:label-followed-by="listtab" text:list-tab-stop-position="5.246cm" fo:text-indent="-0.635cm" fo:margin-left="5.246cm"/>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text:list-tab-stop-position="6.516cm" fo:text-indent="-0.635cm" fo:margin-left="6.516cm"/>
        </style:list-level-properties>
        <style:text-properties style:font-name="Symbol"/>
      </text:list-level-style-bullet>
      <text:list-level-style-bullet text:level="5" text:style-name="WW8Num22z4" style:num-suffix="." text:bullet-char="o">
        <style:list-level-properties text:list-level-position-and-space-mode="label-alignment">
          <style:list-level-label-alignment text:label-followed-by="listtab" text:list-tab-stop-position="7.786cm" fo:text-indent="-0.635cm" fo:margin-left="7.786cm"/>
        </style:list-level-properties>
        <style:text-properties style:font-name="Courier New1"/>
      </text:list-level-style-bullet>
      <text:list-level-style-bullet text:level="6" text:style-name="WW8Num22z0" style:num-suffix="." text:bullet-char="">
        <style:list-level-properties text:list-level-position-and-space-mode="label-alignment">
          <style:list-level-label-alignment text:label-followed-by="listtab" text:list-tab-stop-position="9.056cm" fo:text-indent="-0.635cm" fo:margin-left="9.056cm"/>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text:list-tab-stop-position="10.326cm" fo:text-indent="-0.635cm" fo:margin-left="10.326cm"/>
        </style:list-level-properties>
        <style:text-properties style:font-name="Symbol"/>
      </text:list-level-style-bullet>
      <text:list-level-style-bullet text:level="8" text:style-name="WW8Num22z4" style:num-suffix="." text:bullet-char="o">
        <style:list-level-properties text:list-level-position-and-space-mode="label-alignment">
          <style:list-level-label-alignment text:label-followed-by="listtab" text:list-tab-stop-position="11.596cm" fo:text-indent="-0.635cm" fo:margin-left="11.596cm"/>
        </style:list-level-properties>
        <style:text-properties style:font-name="Courier New1"/>
      </text:list-level-style-bullet>
      <text:list-level-style-bullet text:level="9" text:style-name="WW8Num22z0" style:num-suffix="." text:bullet-char="">
        <style:list-level-properties text:list-level-position-and-space-mode="label-alignment">
          <style:list-level-label-alignment text:label-followed-by="listtab" text:list-tab-stop-position="12.866cm" fo:text-indent="-0.635cm" fo:margin-left="12.86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2.05cm" fo:text-indent="-0.801cm" fo:margin-left="2.05cm"/>
        </style:list-level-properties>
        <style:text-properties style:font-name="Symbol"/>
      </text:list-level-style-bullet>
      <text:list-level-style-number text:level="2" text:style-name="WW8Num25z1" style:num-suffix="." style:num-format="1">
        <style:list-level-properties text:list-level-position-and-space-mode="label-alignment">
          <style:list-level-label-alignment text:label-followed-by="listtab" text:list-tab-stop-position="0.499cm" fo:text-indent="-0.499cm" fo:margin-left="3.018cm"/>
        </style:list-level-properties>
      </text:list-level-style-number>
      <text:list-level-style-bullet text:level="3" text:style-name="WW8Num25z2" style:num-suffix="." text:bullet-char="">
        <style:list-level-properties text:list-level-position-and-space-mode="label-alignment">
          <style:list-level-label-alignment text:label-followed-by="listtab" text:list-tab-stop-position="4.424cm" fo:text-indent="-0.635cm" fo:margin-left="4.424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text:list-tab-stop-position="5.694cm" fo:text-indent="-0.635cm" fo:margin-left="5.694cm"/>
        </style:list-level-properties>
        <style:text-properties style:font-name="Symbol"/>
      </text:list-level-style-bullet>
      <text:list-level-style-bullet text:level="5" text:style-name="WW8Num25z4" style:num-suffix="." text:bullet-char="o">
        <style:list-level-properties text:list-level-position-and-space-mode="label-alignment">
          <style:list-level-label-alignment text:label-followed-by="listtab" text:list-tab-stop-position="6.964cm" fo:text-indent="-0.635cm" fo:margin-left="6.964cm"/>
        </style:list-level-properties>
        <style:text-properties style:font-name="Courier New1"/>
      </text:list-level-style-bullet>
      <text:list-level-style-bullet text:level="6" text:style-name="WW8Num25z2" style:num-suffix="." text:bullet-char="">
        <style:list-level-properties text:list-level-position-and-space-mode="label-alignment">
          <style:list-level-label-alignment text:label-followed-by="listtab" text:list-tab-stop-position="8.234cm" fo:text-indent="-0.635cm" fo:margin-left="8.234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text:list-tab-stop-position="9.504cm" fo:text-indent="-0.635cm" fo:margin-left="9.504cm"/>
        </style:list-level-properties>
        <style:text-properties style:font-name="Symbol"/>
      </text:list-level-style-bullet>
      <text:list-level-style-bullet text:level="8" text:style-name="WW8Num25z4" style:num-suffix="." text:bullet-char="o">
        <style:list-level-properties text:list-level-position-and-space-mode="label-alignment">
          <style:list-level-label-alignment text:label-followed-by="listtab" text:list-tab-stop-position="10.774cm" fo:text-indent="-0.635cm" fo:margin-left="10.774cm"/>
        </style:list-level-properties>
        <style:text-properties style:font-name="Courier New1"/>
      </text:list-level-style-bullet>
      <text:list-level-style-bullet text:level="9" text:style-name="WW8Num25z2" style:num-suffix="." text:bullet-char="">
        <style:list-level-properties text:list-level-position-and-space-mode="label-alignment">
          <style:list-level-label-alignment text:label-followed-by="listtab" text:list-tab-stop-position="12.044cm"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text:style-name="WW8Num27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30z1" style:num-suffix="." text:bullet-char="o">
        <style:list-level-properties text:list-level-position-and-space-mode="label-alignment">
          <style:list-level-label-alignment text:label-followed-by="listtab" text:list-tab-stop-position="3.175cm" fo:text-indent="-0.635cm" fo:margin-left="3.175cm"/>
        </style:list-level-properties>
        <style:text-properties style:font-name="Courier New1"/>
      </text:list-level-style-bullet>
      <text:list-level-style-bullet text:level="3" text:style-name="WW8Num30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30z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1"/>
      </text:list-level-style-bullet>
      <text:list-level-style-bullet text:level="6" text:style-name="WW8Num30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30z3"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1"/>
      </text:list-level-style-bullet>
      <text:list-level-style-bullet text:level="9" text:style-name="WW8Num30z0"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number text:level="1" text:style-name="WW8Num31z0" style:num-suffix="." style:num-format="1">
        <style:list-level-properties text:list-level-position-and-space-mode="label-alignment">
          <style:list-level-label-alignment text:label-followed-by="listtab" text:list-tab-stop-position="1.808cm" fo:text-indent="-0.635cm" fo:margin-left="1.808cm"/>
        </style:list-level-properties>
      </text:list-level-style-number>
      <text:list-level-style-number text:level="2" text:style-name="WW8Num31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31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31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31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31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31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31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31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number text:level="1" text:style-name="WW8Num32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number text:level="1" text:style-name="WW8Num33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3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3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3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3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3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3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3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3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1.436cm" fo:text-indent="-0.801cm" fo:margin-left="1.436cm"/>
        </style:list-level-properties>
        <style:text-properties style:font-name="Symbol"/>
      </text:list-level-style-bullet>
      <text:list-level-style-number text:level="2" text:style-name="WW8Num34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3" text:style-name="WW8Num3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4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4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text:style-name="WW8Num36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6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6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6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6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6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6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6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6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number text:level="1" text:style-name="WW8Num3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7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7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3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7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7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3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7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7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text:style-name="WW8Num3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2" style:family="table">
      <style:table-properties style:width="17.029cm" table:align="left" style:writing-mode="lr-tb"/>
    </style:style>
    <style:style style:name="Tabella2.A" style:family="table-column">
      <style:table-column-properties style:column-width="3cm"/>
    </style:style>
    <style:style style:name="Tabella2.B" style:family="table-column">
      <style:table-column-properties style:column-width="5.251cm"/>
    </style:style>
    <style:style style:name="Tabella2.C" style:family="table-column">
      <style:table-column-properties style:column-width="4.001cm"/>
    </style:style>
    <style:style style:name="Tabella2.D" style:family="table-column">
      <style:table-column-properties style:column-width="4.777cm"/>
    </style:style>
    <style:style style:name="Tabella2.1" style:family="table-row">
      <style:table-row-properties fo:keep-together="auto"/>
    </style:style>
    <style:style style:name="Tabella2.A1" style:family="table-cell">
      <style:table-cell-properties style:vertical-align="top" fo:padding-left="0.123cm" fo:padding-right="0.123cm" fo:padding-top="0cm" fo:padding-bottom="0cm" fo:border-left="0.5pt solid #000000" fo:border-right="none" fo:border-top="0.5pt solid #000000" fo:border-bottom="none" style:writing-mode="lr-tb"/>
    </style:style>
    <style:style style:name="Tabella2.B1" style:family="table-cell">
      <style:table-cell-properties style:vertical-align="top" fo:padding-left="0.123cm" fo:padding-right="0.123cm" fo:padding-top="0cm" fo:padding-bottom="0cm" fo:border-left="none" fo:border-right="none" fo:border-top="0.5pt solid #000000" fo:border-bottom="none" style:writing-mode="lr-tb"/>
    </style:style>
    <style:style style:name="Tabella2.D1" style:family="table-cell">
      <style:table-cell-properties style:vertical-align="top" fo:padding-left="0.123cm" fo:padding-right="0.123cm" fo:padding-top="0cm" fo:padding-bottom="0cm" fo:border-left="none" fo:border-right="0.5pt solid #000000" fo:border-top="0.5pt solid #000000" fo:border-bottom="none" style:writing-mode="lr-tb"/>
    </style:style>
    <style:style style:name="Tabella2.A2" style:family="table-cell">
      <style:table-cell-properties style:vertical-align="top" fo:padding-left="0.123cm" fo:padding-right="0.123cm" fo:padding-top="0cm" fo:padding-bottom="0cm" fo:border-left="0.5pt solid #000000" fo:border-right="none" fo:border-top="none" fo:border-bottom="none" style:writing-mode="lr-tb"/>
    </style:style>
    <style:style style:name="Tabella2.B2" style:family="table-cell">
      <style:table-cell-properties style:vertical-align="top" fo:padding-left="0.123cm" fo:padding-right="0.123cm" fo:padding-top="0cm" fo:padding-bottom="0cm" fo:border="none" style:writing-mode="lr-tb"/>
    </style:style>
    <style:style style:name="Tabella2.D2" style:family="table-cell">
      <style:table-cell-properties style:vertical-align="top" fo:padding-left="0.123cm" fo:padding-right="0.123cm" fo:padding-top="0cm" fo:padding-bottom="0cm" fo:border-left="none" fo:border-right="0.5pt solid #000000" fo:border-top="none" fo:border-bottom="none" style:writing-mode="lr-tb"/>
    </style:style>
    <style:style style:name="Tabella2.A5"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ella2.B5" style:family="table-cell">
      <style:table-cell-properties style:vertical-align="top" fo:padding-left="0.123cm" fo:padding-right="0.123cm" fo:padding-top="0cm" fo:padding-bottom="0cm" fo:border-left="none" fo:border-right="none" fo:border-top="none" fo:border-bottom="0.5pt solid #000000" style:writing-mode="lr-tb"/>
    </style:style>
    <style:style style:name="Tabella2.D5" style:family="table-cell">
      <style:table-cell-properties style:vertical-align="top" fo:padding-left="0.123cm" fo:padding-right="0.123cm" fo:padding-top="0cm" fo:padding-bottom="0cm" fo:border-left="none" fo:border-right="0.5pt solid #000000" fo:border-top="none" fo:border-bottom="0.5pt solid #000000" style:writing-mode="lr-tb"/>
    </style:style>
    <style:style style:name="MP1" style:family="paragraph" style:parent-style-name="Footer">
      <style:text-properties style:font-name="Zurich XBlk BT" fo:font-size="8pt" style:font-size-asian="8pt" style:font-name-complex="Zurich XBlk BT"/>
    </style:style>
    <style:style style:name="MP2" style:family="paragraph" style:parent-style-name="Standard" style:master-page-name="">
      <style:paragraph-properties fo:margin-left="2.731cm" fo:margin-right="0cm" fo:text-align="start" style:justify-single-word="false" fo:orphans="2" fo:widows="2" fo:text-indent="0cm" style:auto-text-indent="false" style:page-number="auto" style:text-autospace="none" style:punctuation-wrap="simple" style:vertical-align="baseline" style:writing-mode="lr-tb"/>
      <style:text-properties style:font-name="Arial" fo:font-size="18pt" fo:font-weight="bold" style:font-size-asian="18pt" style:font-weight-asian="bold" style:font-size-complex="18pt" style:font-weight-complex="bold"/>
    </style:style>
    <style:style style:name="MP3"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MP4"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2pt" fo:font-style="italic" fo:font-weight="normal" style:font-size-asian="12pt" style:font-style-asian="italic" style:font-weight-asian="normal" style:font-size-complex="12pt" style:font-style-complex="italic" style:font-weight-complex="normal"/>
    </style:style>
    <style:style style:name="MP5" style:family="paragraph" style:parent-style-name="Standard">
      <style:paragraph-properties fo:text-align="start" style:justify-single-word="false"/>
      <style:text-properties style:font-name="Times New Roman" fo:font-size="10pt" fo:font-style="italic" fo:font-weight="normal" style:font-size-asian="10pt" style:font-style-asian="italic" style:font-weight-asian="normal" style:font-size-complex="10pt" style:font-style-complex="italic" style:font-weight-complex="normal"/>
    </style:style>
    <style:style style:name="MP6" style:family="paragraph" style:parent-style-name="Standard">
      <style:paragraph-properties fo:text-align="justify" style:justify-single-word="false" style:snap-to-layout-grid="false"/>
      <style:text-properties fo:font-size="8pt" fo:font-style="italic" style:font-size-asian="8pt" style:font-style-asian="italic"/>
    </style:style>
    <style:style style:name="MP7" style:family="paragraph" style:parent-style-name="Standard">
      <style:paragraph-properties fo:text-align="justify" style:justify-single-word="false" style:snap-to-layout-grid="false"/>
      <style:text-properties fo:font-size="8pt" fo:font-style="italic" officeooo:rsid="000d0659" officeooo:paragraph-rsid="000d0659" style:font-size-asian="8pt" style:font-style-asian="italic"/>
    </style:style>
    <style:style style:name="MP8" style:family="paragraph" style:parent-style-name="Standard">
      <style:paragraph-properties fo:text-align="justify" style:justify-single-word="false"/>
      <style:text-properties fo:font-size="8pt" fo:font-style="italic" style:font-size-asian="8pt" style:font-style-asian="italic"/>
    </style:style>
    <style:style style:name="MP9" style:family="paragraph" style:parent-style-name="Standard">
      <style:paragraph-properties fo:text-align="justify" style:justify-single-word="false"/>
      <style:text-properties fo:font-size="8pt" fo:font-style="italic" officeooo:rsid="000d0659" officeooo:paragraph-rsid="000d0659" style:font-size-asian="8pt" style:font-style-asian="italic"/>
    </style:style>
    <style:style style:name="MP10" style:family="paragraph" style:parent-style-name="Standard">
      <style:text-properties fo:font-size="6pt" style:font-size-asian="6pt" style:font-size-complex="6pt"/>
    </style:style>
    <style:style style:name="Mfr1" style:family="graphic" style:parent-style-name="Graphics">
      <style:graphic-properties fo:margin-left="0cm" fo:margin-right="0.6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1.799cm" fo:margin-right="1.799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1.73cm" fo:margin-left="0cm" fo:margin-right="0cm" fo:margin-bottom="1.632cm" style:dynamic-spacing="true"/>
      </style:header-style>
      <style:footer-style>
        <style:header-footer-properties fo:min-height="1.981cm" fo:margin-left="0cm" fo:margin-right="0cm" fo:margin-top="1.882cm" style:dynamic-spacing="true"/>
      </style:footer-style>
    </style:page-layout>
    <style:page-layout style:name="Mpm2">
      <style:page-layout-properties fo:page-width="21.001cm" fo:page-height="29.7cm" style:num-format="1" style:print-orientation="portrait" fo:margin-top="1.199cm" fo:margin-bottom="1.199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002cm" fo:margin-bottom="0.499cm" style:dynamic-spacing="false"/>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Comune di Savona<text:tab/><text:tab/>Settore Pianificazione Territoriale</text:p>
      </style:footer>
    </style:master-page>
    <style:master-page style:name="First_20_Page" style:display-name="First Page" style:page-layout-name="Mpm2" style:next-style-name="Standard">
      <style:header>
        <text:p text:style-name="MP2"><draw:frame draw:style-name="Mfr1" draw:name="immagini2" text:anchor-type="paragraph" svg:x="0.289cm" svg:y="0.21cm" svg:width="1.6cm" svg:height="2.42cm" draw:z-index="0"><draw:image xlink:href="Pictures/10000000000000570000009440D085AC.jpg" xlink:type="simple" xlink:show="embed" xlink:actuate="onLoad"/></draw:frame>Comune di Savona</text:p>
        <text:p text:style-name="MP3">Settore Pianificazione Territoriale</text:p>
        <text:p text:style-name="MP4">Sportello Unico per l’Edilizia</text:p>
        <text:p text:style-name="MP4"/>
        <text:p text:style-name="MP5"/>
      </style:header>
      <style:header-left style:display="false">
        <text:p text:style-name="Header_20_left"><draw:frame draw:style-name="Mfr1" draw:name="immagini3" text:anchor-type="paragraph" svg:x="0.289cm" svg:y="0.21cm" svg:width="1.6cm" svg:height="2.42cm" draw:z-index="0"><draw:image xlink:href="Pictures/10000000000000570000009440D085AC.jpg" xlink:type="simple" xlink:show="embed" xlink:actuate="onLoad"/></draw:frame></text:p>
      </style:header-left>
      <style:footer>
        <table:table table:name="Tabella2" table:style-name="Tabella2">
          <table:table-column table:style-name="Tabella2.A"/>
          <table:table-column table:style-name="Tabella2.B"/>
          <table:table-column table:style-name="Tabella2.C"/>
          <table:table-column table:style-name="Tabella2.D"/>
          <table:table-row table:style-name="Tabella2.1">
            <table:table-cell table:style-name="Tabella2.A1" office:value-type="string">
              <text:p text:style-name="MP6">Settore: </text:p>
            </table:table-cell>
            <table:table-cell table:style-name="Tabella2.B1" office:value-type="string">
              <text:p text:style-name="MP6">Pianificazione Territoriale</text:p>
            </table:table-cell>
            <table:table-cell table:style-name="Tabella2.B1" office:value-type="string">
              <text:p text:style-name="MP6">Dirigente:</text:p>
            </table:table-cell>
            <table:table-cell table:style-name="Tabella2.D1" office:value-type="string">
              <text:p text:style-name="MP6">Arch. Giovanna Macario </text:p>
            </table:table-cell>
          </table:table-row>
          <table:table-row table:style-name="Tabella2.1">
            <table:table-cell table:style-name="Tabella2.A2" office:value-type="string">
              <text:p text:style-name="MP6">Struttura responsabile:</text:p>
            </table:table-cell>
            <table:table-cell table:style-name="Tabella2.B2" office:value-type="string">
              <text:p text:style-name="MP6">Servizio Edilizia privata</text:p>
            </table:table-cell>
            <table:table-cell table:style-name="Tabella2.B2" office:value-type="string">
              <text:p text:style-name="MP6">Responsabile del <text:s/>procedimento:</text:p>
            </table:table-cell>
            <table:table-cell table:style-name="Tabella2.D2" office:value-type="string">
              <text:p text:style-name="MP6">Geom. Ivo Maffioli</text:p>
            </table:table-cell>
          </table:table-row>
          <table:table-row table:style-name="Tabella2.1">
            <table:table-cell table:style-name="Tabella2.A2" office:value-type="string">
              <text:p text:style-name="MP6"/>
            </table:table-cell>
            <table:table-cell table:style-name="Tabella2.B2" office:value-type="string">
              <text:p text:style-name="MP6">corso Italia 19 <text:s/>- <text:s text:c="2"/>17100 Savona</text:p>
            </table:table-cell>
            <table:table-cell table:style-name="Tabella2.B2" office:value-type="string">
              <text:p text:style-name="MP6">Istruttore tecnico:</text:p>
            </table:table-cell>
            <table:table-cell table:style-name="Tabella2.D2" office:value-type="string">
              <text:p text:style-name="MP7">[istruttore_tecnico]</text:p>
            </table:table-cell>
          </table:table-row>
          <table:table-row table:style-name="Tabella2.1">
            <table:table-cell table:style-name="Tabella2.A2" office:value-type="string">
              <text:p text:style-name="MP6"/>
            </table:table-cell>
            <table:table-cell table:style-name="Tabella2.B2" office:value-type="string">
              <text:p text:style-name="MP6">Tel.019-8310291/294/671/296/364</text:p>
              <text:p text:style-name="MP8">telefax 019-8310356</text:p>
            </table:table-cell>
            <table:table-cell table:style-name="Tabella2.B2" office:value-type="string">
              <text:p text:style-name="MP6">Ufficio per visione atti:</text:p>
              <text:p text:style-name="MP8">Orario:</text:p>
            </table:table-cell>
            <table:table-cell table:style-name="Tabella2.D2" office:value-type="string">
              <text:p text:style-name="MP6">Servizio Edilizia Privata </text:p>
              <text:p text:style-name="MP8">martedì e giovedì ore 10:00 - 12:30</text:p>
            </table:table-cell>
          </table:table-row>
          <table:table-row table:style-name="Tabella2.1">
            <table:table-cell table:style-name="Tabella2.A5" office:value-type="string">
              <text:p text:style-name="MP6"/>
            </table:table-cell>
            <table:table-cell table:style-name="Tabella2.B5" office:value-type="string">
              <text:p text:style-name="MP6"/>
            </table:table-cell>
            <table:table-cell table:style-name="Tabella2.B5" office:value-type="string">
              <text:p text:style-name="MP6">Data avvio procedimento:</text:p>
            </table:table-cell>
            <table:table-cell table:style-name="Tabella2.D5" office:value-type="string">
              <text:p text:style-name="MP9">[data_presentazione]</text:p>
            </table:table-cell>
          </table:table-row>
        </table:table>
        <text:p text:style-name="MP10"/>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title>
    <meta:creation-date>2014-04-14T17:31:08.969000000</meta:creation-date>
    <dc:date>2015-12-16T11:38:03.723000000</dc:date>
    <meta:print-date>2013-02-20T09:35:00</meta:print-date>
    <meta:editing-cycles>38</meta:editing-cycles>
    <meta:editing-duration>PT5H59M45S</meta:editing-duration>
    <meta:generator>LibreOffice/4.1.4.2$Windows_x86 LibreOffice_project/0a0440ccc0227ad9829de5f46be37cfb6edcf72</meta:generator>
    <meta:document-statistic meta:table-count="5" meta:image-count="2" meta:object-count="0" meta:page-count="6" meta:paragraph-count="135" meta:word-count="3753" meta:character-count="26284" meta:non-whitespace-character-count="22683"/>
  </office:meta>
</office:document-meta>
</file>